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49.66pt"/>
    </style:style>
    <style:style style:name="co2" style:family="table-column">
      <style:table-column-properties fo:break-before="auto" style:column-width="288.96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53.49pt"/>
    </style:style>
    <style:style style:name="co5" style:family="table-column">
      <style:table-column-properties fo:break-before="auto" style:column-width="95.1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wynik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zwa</text:p>
          </table:table-cell>
          <table:table-cell/>
          <table:table-cell office:value-type="string" calcext:value-type="string">
            <text:p>Ilosc Real</text:p>
          </table:table-cell>
          <table:table-cell office:value-type="string" calcext:value-type="string">
            <text:p>Ilosc Fakt</text:p>
          </table:table-cell>
          <table:table-cell office:value-type="string" calcext:value-type="string">
            <text:p>Roznica Fakt Norm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ierścionki135677</text:p>
          </table:table-cell>
          <table:table-cell table:formula="of:=[.E2]-[.D2]"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ISTOLET METALOWY NA SPłONKę <text:s/>/7888B <text:s text:c="11"/>516093</text:p>
          </table:table-cell>
          <table:table-cell table:formula="of:=[.E3]-[.D3]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PISTOLET NA SPłONKE /CHT409C13 <text:s text:c="17"/>002275</text:p>
          </table:table-cell>
          <table:table-cell table:formula="of:=[.E4]-[.D4]"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KRĘGLE MAŁE /TOYS/ <text:s text:c="29"/>306084</text:p>
          </table:table-cell>
          <table:table-cell table:formula="of:=[.E5]-[.D5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Cymbałki /TA9901-2/003165/</text:p>
          </table:table-cell>
          <table:table-cell table:formula="of:=[.E6]-[.D6]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Komplet do prasowania /000155/</text:p>
          </table:table-cell>
          <table:table-cell table:formula="of:=[.E7]-[.D7]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Miękka piłka i kostka /004636/</text:p>
          </table:table-cell>
          <table:table-cell table:formula="of:=[.E8]-[.D8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Zwierzęta domowe 8szt w worku /397041/</text:p>
          </table:table-cell>
          <table:table-cell table:formula="of:=[.E9]-[.D9]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Samochiki metalowe displ. 36 szt /396365/</text:p>
          </table:table-cell>
          <table:table-cell table:formula="of:=[.E10]-[.D10]"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TRAKTOR MNJ.Z OPRYSKIWACZEM <text:s/>2055 /66406/966405</text:p>
          </table:table-cell>
          <table:table-cell table:formula="of:=[.E11]-[.D11]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ŚMIGUSOWKA SŁONIK <text:s/>/OPK.25SZT/</text:p>
          </table:table-cell>
          <table:table-cell table:formula="of:=[.E12]-[.D12]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LATAJĄCY SOLARNY MOTYLEK <text:s/>/BJ/2015 <text:s text:c="13"/>615653</text:p>
          </table:table-cell>
          <table:table-cell table:formula="of:=[.E13]-[.D13]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Lalka w sukni balowej /TAT2068-19/393500/</text:p>
          </table:table-cell>
          <table:table-cell table:formula="of:=[.E14]-[.D14]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ORGANY NA PRĄD Z MIKROFONEM 80CM /-3738/ <text:s text:c="7"/>960034</text:p>
          </table:table-cell>
          <table:table-cell table:formula="of:=[.E15]-[.D15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ORGANY NA PRĄD + MIKROFON 60CM./SD3007/ <text:s text:c="8"/>002834</text:p>
          </table:table-cell>
          <table:table-cell table:formula="of:=[.E16]-[.D16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6 Autek 7cm wys. Koła 300032</text:p>
          </table:table-cell>
          <table:table-cell table:formula="of:=[.E17]-[.D17]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CIĘŻARÓWKA METAL 4WZ. /2211-4/ <text:s/>PUD. <text:s text:c="11"/>066146</text:p>
          </table:table-cell>
          <table:table-cell table:formula="of:=[.E18]-[.D18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AUTO SPORT 22CM. W WORKU /016380/ <text:s text:c="14"/>620756</text:p>
          </table:table-cell>
          <table:table-cell table:formula="of:=[.E19]-[.D19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string" calcext:value-type="string">
            <text:p>PIŁKA MAGICZNA <text:s/>/MPG26730/ 267303</text:p>
          </table:table-cell>
          <table:table-cell table:formula="of:=[.E20]-[.D20]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string" calcext:value-type="string">
            <text:p>Piłka pluszowa pompowana 20 cm /TG403626/141149/</text:p>
          </table:table-cell>
          <table:table-cell table:formula="of:=[.E21]-[.D21]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string" calcext:value-type="string">
            <text:p>KARABIN PUKAWKA Z LUNETĄ /266198/ <text:s text:c="14"/>661981</text:p>
          </table:table-cell>
          <table:table-cell table:formula="of:=[.E22]-[.D22]"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string" calcext:value-type="string">
            <text:p>Auto Metal 3" /O382/115242/</text:p>
          </table:table-cell>
          <table:table-cell table:formula="of:=[.E23]-[.D23]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PAMIĘTNIK NA SZYFR <text:s/>/TG365131/ <text:s text:c="17"/>878667</text:p>
          </table:table-cell>
          <table:table-cell table:formula="of:=[.E24]-[.D24]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string" calcext:value-type="string">
            <text:p>Kucyk w jajku 12.5cm 300544</text:p>
          </table:table-cell>
          <table:table-cell table:formula="of:=[.E25]-[.D25]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string" calcext:value-type="string">
            <text:p>PIŁKA 24 <text:s/>POMPOWANA <text:s/>X10</text:p>
          </table:table-cell>
          <table:table-cell table:formula="of:=[.E26]-[.D26]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string" calcext:value-type="string">
            <text:p>GRA ZNAKI DROGOWE/LEŚNY TELEFON <text:s text:c="2"/>(FAN) <text:s text:c="8"/>802637</text:p>
          </table:table-cell>
          <table:table-cell table:formula="of:=[.E27]-[.D27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string" calcext:value-type="string">
            <text:p>PROFESOREK Wyrazek - składa wyrazy</text:p>
          </table:table-cell>
          <table:table-cell table:formula="of:=[.E28]-[.D28]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string" calcext:value-type="string">
            <text:p>Pamiętnik otwierany różdżką 136797</text:p>
          </table:table-cell>
          <table:table-cell table:formula="of:=[.E29]-[.D29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string" calcext:value-type="string">
            <text:p>AUTO METAL OTW.DRZWI <text:s/>/0304/BLISTER <text:s text:c="12"/>081660</text:p>
          </table:table-cell>
          <table:table-cell table:formula="of:=[.E30]-[.D30]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string" calcext:value-type="string">
            <text:p>GRA UŁÓŻ WYRAZY JUNIOR <text:s text:c="2"/>(FAN) <text:s text:c="17"/>804075</text:p>
          </table:table-cell>
          <table:table-cell table:formula="of:=[.E31]-[.D31]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string" calcext:value-type="string">
            <text:p>GRA WARCABY &amp; CHIŃCZYK <text:s text:c="6"/>(FAN) <text:s text:c="13"/>802194</text:p>
          </table:table-cell>
          <table:table-cell table:formula="of:=[.E32]-[.D32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string" calcext:value-type="string">
            <text:p>WÓZEK WIDŁOWY 18CM. /746266/ <text:s/>KLOSZ <text:s text:c="6"/>15496,462668</text:p>
          </table:table-cell>
          <table:table-cell table:formula="of:=[.E33]-[.D33]"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string" calcext:value-type="string">
            <text:p>PAJĄK NA KABEL B/O /G069889/ BLISTER <text:s text:c="11"/>969624</text:p>
          </table:table-cell>
          <table:table-cell table:formula="of:=[.E34]-[.D34]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string" calcext:value-type="string">
            <text:p>WAŃKA WSTAŃKA MIŚ ŚW/DZW <text:s text:c="5"/>961585</text:p>
          </table:table-cell>
          <table:table-cell table:formula="of:=[.E35]-[.D35]"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string" calcext:value-type="string">
            <text:p>ŚMIGUSÓWKA JAJKO DUŻE <text:s/>/OP.25SZT/</text:p>
          </table:table-cell>
          <table:table-cell table:formula="of:=[.E36]-[.D36]"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string" calcext:value-type="string">
            <text:p>ŚMIGUSÓWKA JAJKO MAXI /OP.25SZT/</text:p>
          </table:table-cell>
          <table:table-cell table:formula="of:=[.E37]-[.D37]" office:value-type="float" office:value="390" calcext:value-type="float">
            <text:p>390</text:p>
          </table:table-cell>
          <table:table-cell office:value-type="float" office:value="0" calcext:value-type="float">
            <text:p>0</text:p>
          </table:table-cell>
          <table:table-cell office:value-type="float" office:value="390" calcext:value-type="float">
            <text:p>390</text:p>
          </table:table-cell>
          <table:table-cell/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string" calcext:value-type="string">
            <text:p>ŚMIGUSÓWKA RYBKA /OP.25SZT./</text:p>
          </table:table-cell>
          <table:table-cell table:formula="of:=[.E38]-[.D38]"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string" calcext:value-type="string">
            <text:p>ŁOPATKA,GRABKI /HEM/ <text:s text:c="27"/>002462</text:p>
          </table:table-cell>
          <table:table-cell table:formula="of:=[.E39]-[.D39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string" calcext:value-type="string">
            <text:p>Zestaw lekarza /005169/</text:p>
          </table:table-cell>
          <table:table-cell table:formula="of:=[.E40]-[.D40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string" calcext:value-type="string">
            <text:p>KOSIARKA DO TRAWY <text:s/>/SYP/ <text:s text:c="23"/>300095</text:p>
          </table:table-cell>
          <table:table-cell table:formula="of:=[.E41]-[.D41]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string" calcext:value-type="string">
            <text:p>AUTKO BUDOWL.4WZ. W WORKU /556877/ <text:s text:c="13"/>568775</text:p>
          </table:table-cell>
          <table:table-cell table:formula="of:=[.E42]-[.D42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string" calcext:value-type="string">
            <text:p>KOPARKA NO.312 <text:s/>40CM./60328/ <text:s/>KLOSZ <text:s text:c="12"/>960328</text:p>
          </table:table-cell>
          <table:table-cell table:formula="of:=[.E43]-[.D43]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string" calcext:value-type="string">
            <text:p>Gra statki /TAJT881/392299/</text:p>
          </table:table-cell>
          <table:table-cell table:formula="of:=[.E44]-[.D44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string" calcext:value-type="string">
            <text:p>WACHLARZ - KWIATY C. X12 <text:s/>/TG365102/ <text:s text:c="11"/>878612</text:p>
          </table:table-cell>
          <table:table-cell table:formula="of:=[.E45]-[.D45]"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/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string" calcext:value-type="string">
            <text:p>TELEFON KOM.T618 W PUD. /MPH35704/ 357042</text:p>
          </table:table-cell>
          <table:table-cell table:formula="of:=[.E46]-[.D46]"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string" calcext:value-type="string">
            <text:p>UKŁADANKA EDUKAC.WĄŻ W FOLII /DAJ/ <text:s text:c="13"/>293661</text:p>
          </table:table-cell>
          <table:table-cell table:formula="of:=[.E47]-[.D47]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1043" calcext:value-type="float">
            <text:p>1043</text:p>
          </table:table-cell>
          <table:table-cell office:value-type="string" calcext:value-type="string">
            <text:p>Puzzle 1500el. Tower Bridge nad Tamizą <text:s/>/261400/</text:p>
          </table:table-cell>
          <table:table-cell table:formula="of:=[.E48]-[.D48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73" calcext:value-type="float">
            <text:p>1073</text:p>
          </table:table-cell>
          <table:table-cell office:value-type="string" calcext:value-type="string">
            <text:p>Jaś i Małgosia Piotruś Pan <text:s/>/324078/</text:p>
          </table:table-cell>
          <table:table-cell table:formula="of:=[.E49]-[.D49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string" calcext:value-type="string">
            <text:p>Gra Planszowa Bartek</text:p>
          </table:table-cell>
          <table:table-cell table:formula="of:=[.E50]-[.D50]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1086" calcext:value-type="float">
            <text:p>1086</text:p>
          </table:table-cell>
          <table:table-cell office:value-type="string" calcext:value-type="string">
            <text:p>Puzzle 60 el. Wspólne wygłupy /172928/</text:p>
          </table:table-cell>
          <table:table-cell table:formula="of:=[.E51]-[.D51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88" calcext:value-type="float">
            <text:p>1088</text:p>
          </table:table-cell>
          <table:table-cell office:value-type="string" calcext:value-type="string">
            <text:p>Zabawka do kąpieli /Q1971/119455/</text:p>
          </table:table-cell>
          <table:table-cell table:formula="of:=[.E52]-[.D52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098" calcext:value-type="float">
            <text:p>1098</text:p>
          </table:table-cell>
          <table:table-cell office:value-type="string" calcext:value-type="string">
            <text:p>Puzzle 100 el. Jedna drużyna /163322/</text:p>
          </table:table-cell>
          <table:table-cell table:formula="of:=[.E53]-[.D53]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113" calcext:value-type="float">
            <text:p>1113</text:p>
          </table:table-cell>
          <table:table-cell office:value-type="string" calcext:value-type="string">
            <text:p>Puzzle 60 el. Podróż na Księżyc /172621/</text:p>
          </table:table-cell>
          <table:table-cell table:formula="of:=[.E54]-[.D54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27" calcext:value-type="float">
            <text:p>1127</text:p>
          </table:table-cell>
          <table:table-cell office:value-type="string" calcext:value-type="string">
            <text:p>Puzzle 100 el.Vaiana i przyjaciele <text:s/>/162981/</text:p>
          </table:table-cell>
          <table:table-cell table:formula="of:=[.E55]-[.D55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33" calcext:value-type="float">
            <text:p>1133</text:p>
          </table:table-cell>
          <table:table-cell office:value-type="string" calcext:value-type="string">
            <text:p>Piszę i Zmazuję Litery /006564/</text:p>
          </table:table-cell>
          <table:table-cell table:formula="of:=[.E56]-[.D56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71" calcext:value-type="float">
            <text:p>1171</text:p>
          </table:table-cell>
          <table:table-cell office:value-type="string" calcext:value-type="string">
            <text:p>Puzzle Magnetyczne Cyferki <text:s/>017380</text:p>
          </table:table-cell>
          <table:table-cell table:formula="of:=[.E57]-[.D57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74" calcext:value-type="float">
            <text:p>1174</text:p>
          </table:table-cell>
          <table:table-cell office:value-type="string" calcext:value-type="string">
            <text:p>Strażak Sam Skuter <text:s/>007029</text:p>
          </table:table-cell>
          <table:table-cell table:formula="of:=[.E58]-[.D58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string" calcext:value-type="string">
            <text:p>Miś Gift 20cm (siedzący 2 kolory /036599/</text:p>
          </table:table-cell>
          <table:table-cell table:formula="of:=[.E59]-[.D59]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201" calcext:value-type="float">
            <text:p>1201</text:p>
          </table:table-cell>
          <table:table-cell office:value-type="string" calcext:value-type="string">
            <text:p>MOTOCYKLISTA 20CM. W WORKU /G075650/ <text:s text:c="11"/>966579</text:p>
          </table:table-cell>
          <table:table-cell table:formula="of:=[.E60]-[.D60]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1237" calcext:value-type="float">
            <text:p>1237</text:p>
          </table:table-cell>
          <table:table-cell office:value-type="string" calcext:value-type="string">
            <text:p>TRAKTOR610926</text:p>
          </table:table-cell>
          <table:table-cell table:formula="of:=[.E61]-[.D61]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1296" calcext:value-type="float">
            <text:p>1296</text:p>
          </table:table-cell>
          <table:table-cell office:value-type="string" calcext:value-type="string">
            <text:p>Pojazdy friction, św, dźw, 396280</text:p>
          </table:table-cell>
          <table:table-cell table:formula="of:=[.E62]-[.D62]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float" office:value="1334" calcext:value-type="float">
            <text:p>1334</text:p>
          </table:table-cell>
          <table:table-cell office:value-type="string" calcext:value-type="string">
            <text:p>PIŁKA NOŻNA 301533</text:p>
          </table:table-cell>
          <table:table-cell table:formula="of:=[.E63]-[.D63]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1351" calcext:value-type="float">
            <text:p>1351</text:p>
          </table:table-cell>
          <table:table-cell office:value-type="string" calcext:value-type="string">
            <text:p>LALKA Z AKCESORIAMI <text:s/>/G089752/986126/</text:p>
          </table:table-cell>
          <table:table-cell table:formula="of:=[.E64]-[.D64]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1464" calcext:value-type="float">
            <text:p>1464</text:p>
          </table:table-cell>
          <table:table-cell office:value-type="string" calcext:value-type="string">
            <text:p>Traktor <text:s text:c="2"/>/573510 /</text:p>
          </table:table-cell>
          <table:table-cell table:formula="of:=[.E65]-[.D65]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1476" calcext:value-type="float">
            <text:p>1476</text:p>
          </table:table-cell>
          <table:table-cell office:value-type="string" calcext:value-type="string">
            <text:p>ZESTAW POLICYJNY /66592X/</text:p>
          </table:table-cell>
          <table:table-cell table:formula="of:=[.E66]-[.D66]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1588" calcext:value-type="float">
            <text:p>1588</text:p>
          </table:table-cell>
          <table:table-cell office:value-type="string" calcext:value-type="string">
            <text:p>Lalka Szmacianka Mała /819647/</text:p>
          </table:table-cell>
          <table:table-cell table:formula="of:=[.E67]-[.D67]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1617" calcext:value-type="float">
            <text:p>1617</text:p>
          </table:table-cell>
          <table:table-cell office:value-type="string" calcext:value-type="string">
            <text:p>PISTOLET TRANSFORMER /K8965/5 <text:s text:c="18"/>158965</text:p>
          </table:table-cell>
          <table:table-cell table:formula="of:=[.E68]-[.D68]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1633" calcext:value-type="float">
            <text:p>1633</text:p>
          </table:table-cell>
          <table:table-cell office:value-type="string" calcext:value-type="string">
            <text:p>PISTOLET NA BAŃKI W FOLII /63473/ <text:s text:c="14"/>963473</text:p>
          </table:table-cell>
          <table:table-cell table:formula="of:=[.E69]-[.D69]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1784" calcext:value-type="float">
            <text:p>1784</text:p>
          </table:table-cell>
          <table:table-cell office:value-type="string" calcext:value-type="string">
            <text:p>Robot wojownik display 12 399601</text:p>
          </table:table-cell>
          <table:table-cell table:formula="of:=[.E70]-[.D70]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1791" calcext:value-type="float">
            <text:p>1791</text:p>
          </table:table-cell>
          <table:table-cell office:value-type="string" calcext:value-type="string">
            <text:p>MIKROFON B/O. CZARNY <text:s/>NO.1319A <text:s text:c="17"/>293607</text:p>
          </table:table-cell>
          <table:table-cell table:formula="of:=[.E71]-[.D71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35" calcext:value-type="float">
            <text:p>1835</text:p>
          </table:table-cell>
          <table:table-cell office:value-type="string" calcext:value-type="string">
            <text:p>Kolejka, światło, b.o /003240/</text:p>
          </table:table-cell>
          <table:table-cell table:formula="of:=[.E72]-[.D72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845" calcext:value-type="float">
            <text:p>1845</text:p>
          </table:table-cell>
          <table:table-cell office:value-type="string" calcext:value-type="string">
            <text:p>PIRAMIDA /KACZOR,PAJACYK/ <text:s text:c="2"/>HEM <text:s text:c="16"/>002059</text:p>
          </table:table-cell>
          <table:table-cell table:formula="of:=[.E73]-[.D73]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1902" calcext:value-type="float">
            <text:p>1902</text:p>
          </table:table-cell>
          <table:table-cell office:value-type="string" calcext:value-type="string">
            <text:p>Sznurki do wózka , 4 wz. /033566/</text:p>
          </table:table-cell>
          <table:table-cell table:formula="of:=[.E74]-[.D74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1958" calcext:value-type="float">
            <text:p>1958</text:p>
          </table:table-cell>
          <table:table-cell office:value-type="string" calcext:value-type="string">
            <text:p>POMPKA DŁ.DO PIŁEK Z WĘZYKIEM /TAQT-0112/ <text:s text:c="6"/>003615</text:p>
          </table:table-cell>
          <table:table-cell table:formula="of:=[.E75]-[.D75]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string" calcext:value-type="string">
            <text:p>KOSTKA MAGICZNA </text:p>
          </table:table-cell>
          <table:table-cell table:formula="of:=[.E76]-[.D76]"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/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string" calcext:value-type="string">
            <text:p>BOBAS 30CM.- WEŁNIANE UBRANKO /1403/ <text:s text:c="11"/>870197</text:p>
          </table:table-cell>
          <table:table-cell table:formula="of:=[.E77]-[.D77]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Tablet zabawka /808704/</text:p>
          </table:table-cell>
          <table:table-cell table:formula="of:=[.E78]-[.D78]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2052" calcext:value-type="float">
            <text:p>2052</text:p>
          </table:table-cell>
          <table:table-cell office:value-type="string" calcext:value-type="string">
            <text:p>ZESTAW LEKARSKI /Q2718/129164/</text:p>
          </table:table-cell>
          <table:table-cell table:formula="of:=[.E79]-[.D79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146" calcext:value-type="float">
            <text:p>2146</text:p>
          </table:table-cell>
          <table:table-cell office:value-type="string" calcext:value-type="string">
            <text:p>TRAKTOR Z CYSTERNA NO.1018-15 /433249/ <text:s text:c="9"/>332490</text:p>
          </table:table-cell>
          <table:table-cell table:formula="of:=[.E80]-[.D80]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2179" calcext:value-type="float">
            <text:p>2179</text:p>
          </table:table-cell>
          <table:table-cell office:value-type="string" calcext:value-type="string">
            <text:p>KASA <text:s/>Z DZWIĘKAMI B/O. NO.34440 /G1003/ <text:s text:c="8"/>109326</text:p>
          </table:table-cell>
          <table:table-cell table:formula="of:=[.E81]-[.D81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209" calcext:value-type="float">
            <text:p>2209</text:p>
          </table:table-cell>
          <table:table-cell office:value-type="string" calcext:value-type="string">
            <text:p>JOJO ŚWIECĄCE /68584/</text:p>
          </table:table-cell>
          <table:table-cell table:formula="of:=[.E82]-[.D82]"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/>
        </table:table-row>
        <table:table-row table:style-name="ro1">
          <table:table-cell office:value-type="float" office:value="2213" calcext:value-type="float">
            <text:p>2213</text:p>
          </table:table-cell>
          <table:table-cell office:value-type="string" calcext:value-type="string">
            <text:p>Pistolet do robienia baniek 808285</text:p>
          </table:table-cell>
          <table:table-cell table:formula="of:=[.E83]-[.D83]"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/>
        </table:table-row>
        <table:table-row table:style-name="ro1">
          <table:table-cell office:value-type="float" office:value="2236" calcext:value-type="float">
            <text:p>2236</text:p>
          </table:table-cell>
          <table:table-cell office:value-type="string" calcext:value-type="string">
            <text:p>Auto Kopyrtek /874461/</text:p>
          </table:table-cell>
          <table:table-cell table:formula="of:=[.E84]-[.D84]"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float" office:value="2353" calcext:value-type="float">
            <text:p>2353</text:p>
          </table:table-cell>
          <table:table-cell office:value-type="string" calcext:value-type="string">
            <text:p>SIATKA DO PIŁKI X25</text:p>
          </table:table-cell>
          <table:table-cell table:formula="of:=[.E85]-[.D85]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2407" calcext:value-type="float">
            <text:p>2407</text:p>
          </table:table-cell>
          <table:table-cell office:value-type="string" calcext:value-type="string">
            <text:p>KOPARKO - SPYCHACZ /SYP/ <text:s/>SIATKA <text:s text:c="15"/>300217</text:p>
          </table:table-cell>
          <table:table-cell table:formula="of:=[.E86]-[.D86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473" calcext:value-type="float">
            <text:p>2473</text:p>
          </table:table-cell>
          <table:table-cell office:value-type="string" calcext:value-type="string">
            <text:p>TACZKA /HEM/ <text:s text:c="35"/>005371</text:p>
          </table:table-cell>
          <table:table-cell table:formula="of:=[.E87]-[.D87]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2484" calcext:value-type="float">
            <text:p>2484</text:p>
          </table:table-cell>
          <table:table-cell office:value-type="string" calcext:value-type="string">
            <text:p>KARABIN PUKAWKA CIEN.LUFA /MPA46350/ <text:s text:c="5"/>35089,463507</text:p>
          </table:table-cell>
          <table:table-cell table:formula="of:=[.E88]-[.D88]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2493" calcext:value-type="float">
            <text:p>2493</text:p>
          </table:table-cell>
          <table:table-cell office:value-type="string" calcext:value-type="string">
            <text:p>HUŚTAWKA DESKA /TOYS/</text:p>
          </table:table-cell>
          <table:table-cell table:formula="of:=[.E89]-[.D89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547" calcext:value-type="float">
            <text:p>2547</text:p>
          </table:table-cell>
          <table:table-cell office:value-type="string" calcext:value-type="string">
            <text:p>GRZECHOTKA z dźwiękiem /G078010/970828/</text:p>
          </table:table-cell>
          <table:table-cell table:formula="of:=[.E90]-[.D90]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590" calcext:value-type="float">
            <text:p>2590</text:p>
          </table:table-cell>
          <table:table-cell office:value-type="string" calcext:value-type="string">
            <text:p>LALKA 11" SOFIA <text:s text:c="2"/>/GO75530/ <text:s text:c="20"/>966074</text:p>
          </table:table-cell>
          <table:table-cell table:formula="of:=[.E91]-[.D91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591" calcext:value-type="float">
            <text:p>2591</text:p>
          </table:table-cell>
          <table:table-cell office:value-type="string" calcext:value-type="string">
            <text:p>TRAKTORKI METALOWE Z MASZYNAMI, DISPLAY, 12 szt. /001444/</text:p>
          </table:table-cell>
          <table:table-cell table:formula="of:=[.E92]-[.D92]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2631" calcext:value-type="float">
            <text:p>2631</text:p>
          </table:table-cell>
          <table:table-cell office:value-type="string" calcext:value-type="string">
            <text:p>KOLEJKA /G1023/110353/</text:p>
          </table:table-cell>
          <table:table-cell table:formula="of:=[.E93]-[.D93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638" calcext:value-type="float">
            <text:p>2638</text:p>
          </table:table-cell>
          <table:table-cell office:value-type="string" calcext:value-type="string">
            <text:p>POMPKA DO PIŁEK IGŁA,WĘŻYK /SPPIE16006/ <text:s text:c="8"/>214187</text:p>
          </table:table-cell>
          <table:table-cell table:formula="of:=[.E94]-[.D94]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2671" calcext:value-type="float">
            <text:p>2671</text:p>
          </table:table-cell>
          <table:table-cell office:value-type="string" calcext:value-type="string">
            <text:p>Zestaw policyjny 993844</text:p>
          </table:table-cell>
          <table:table-cell table:formula="of:=[.E95]-[.D95]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float" office:value="2686" calcext:value-type="float">
            <text:p>2686</text:p>
          </table:table-cell>
          <table:table-cell office:value-type="string" calcext:value-type="string">
            <text:p>ZEST.WIĘKSZY Z SUSZARKĄ B/O. <text:s/>/MPG51070/ <text:s/>10706,392816</text:p>
          </table:table-cell>
          <table:table-cell table:formula="of:=[.E96]-[.D96]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2730" calcext:value-type="float">
            <text:p>2730</text:p>
          </table:table-cell>
          <table:table-cell office:value-type="string" calcext:value-type="string">
            <text:p>ODKURZACZ ŚWIATŁO/DZWIĘK NO.3939 /G031831/ <text:s text:c="5"/>919124</text:p>
          </table:table-cell>
          <table:table-cell table:formula="of:=[.E97]-[.D97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738" calcext:value-type="float">
            <text:p>2738</text:p>
          </table:table-cell>
          <table:table-cell office:value-type="string" calcext:value-type="string">
            <text:p>DOMEK Z LALKĄ 11,5" /3089404/ <text:s text:c="18"/>884048</text:p>
          </table:table-cell>
          <table:table-cell table:formula="of:=[.E98]-[.D98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766" calcext:value-type="float">
            <text:p>2766</text:p>
          </table:table-cell>
          <table:table-cell office:value-type="string" calcext:value-type="string">
            <text:p>Piesek chodzący czapeczka</text:p>
          </table:table-cell>
          <table:table-cell table:formula="of:=[.E99]-[.D99]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2835" calcext:value-type="float">
            <text:p>2835</text:p>
          </table:table-cell>
          <table:table-cell office:value-type="string" calcext:value-type="string">
            <text:p>WIERTARKA NA BATERIE /61424/ <text:s text:c="13"/>57189,961424</text:p>
          </table:table-cell>
          <table:table-cell table:formula="of:=[.E100]-[.D100]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2852" calcext:value-type="float">
            <text:p>2852</text:p>
          </table:table-cell>
          <table:table-cell office:value-type="string" calcext:value-type="string">
            <text:p>Lalka + ubranka 008132</text:p>
          </table:table-cell>
          <table:table-cell table:formula="of:=[.E101]-[.D101]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3009" calcext:value-type="float">
            <text:p>3009</text:p>
          </table:table-cell>
          <table:table-cell office:value-type="string" calcext:value-type="string">
            <text:p>Manitu /968942/</text:p>
          </table:table-cell>
          <table:table-cell table:formula="of:=[.E102]-[.D102]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3017" calcext:value-type="float">
            <text:p>3017</text:p>
          </table:table-cell>
          <table:table-cell office:value-type="string" calcext:value-type="string">
            <text:p>Wiertarka na baterie w zestawie <text:s/>/557602 /</text:p>
          </table:table-cell>
          <table:table-cell table:formula="of:=[.E103]-[.D103]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3019" calcext:value-type="float">
            <text:p>3019</text:p>
          </table:table-cell>
          <table:table-cell office:value-type="string" calcext:value-type="string">
            <text:p>KUSZA NA KARCIE 43X28CM. /92663/NC <text:s text:c="13"/>992663</text:p>
          </table:table-cell>
          <table:table-cell table:formula="of:=[.E104]-[.D104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033" calcext:value-type="float">
            <text:p>3033</text:p>
          </table:table-cell>
          <table:table-cell office:value-type="string" calcext:value-type="string">
            <text:p>Pojazd z koparką 993455</text:p>
          </table:table-cell>
          <table:table-cell table:formula="of:=[.E105]-[.D105]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3054" calcext:value-type="float">
            <text:p>3054</text:p>
          </table:table-cell>
          <table:table-cell office:value-type="string" calcext:value-type="string">
            <text:p>KARETA Z LALKĄ 28CM. /033303/ <text:s text:c="18"/>333303</text:p>
          </table:table-cell>
          <table:table-cell table:formula="of:=[.E106]-[.D106]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3062" calcext:value-type="float">
            <text:p>3062</text:p>
          </table:table-cell>
          <table:table-cell office:value-type="string" calcext:value-type="string">
            <text:p>ROBOT KUCHENNY 2WZ. /MPB70864,68/ <text:s text:c="11"/>708646,84</text:p>
          </table:table-cell>
          <table:table-cell table:formula="of:=[.E107]-[.D107]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3089" calcext:value-type="float">
            <text:p>3089</text:p>
          </table:table-cell>
          <table:table-cell office:value-type="string" calcext:value-type="string">
            <text:p>NARZĘDZIA+WIERTARKA W SKRZYNCE /MP23440T/ <text:s text:c="6"/>234404</text:p>
          </table:table-cell>
          <table:table-cell table:formula="of:=[.E108]-[.D108]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3101" calcext:value-type="float">
            <text:p>3101</text:p>
          </table:table-cell>
          <table:table-cell office:value-type="string" calcext:value-type="string">
            <text:p>TRAKTOR <text:s/>642374</text:p>
          </table:table-cell>
          <table:table-cell table:formula="of:=[.E109]-[.D109]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3109" calcext:value-type="float">
            <text:p>3109</text:p>
          </table:table-cell>
          <table:table-cell office:value-type="string" calcext:value-type="string">
            <text:p>Warsztat z masą plastyczną /130627/</text:p>
          </table:table-cell>
          <table:table-cell table:formula="of:=[.E110]-[.D110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10" calcext:value-type="float">
            <text:p>3110</text:p>
          </table:table-cell>
          <table:table-cell office:value-type="string" calcext:value-type="string">
            <text:p>Balony Happy Birthday 10szt /122844/</text:p>
          </table:table-cell>
          <table:table-cell table:formula="of:=[.E111]-[.D111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3115" calcext:value-type="float">
            <text:p>3115</text:p>
          </table:table-cell>
          <table:table-cell office:value-type="string" calcext:value-type="string">
            <text:p>Maszyna budowlana /113651/</text:p>
          </table:table-cell>
          <table:table-cell table:formula="of:=[.E112]-[.D112]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3135" calcext:value-type="float">
            <text:p>3135</text:p>
          </table:table-cell>
          <table:table-cell office:value-type="string" calcext:value-type="string">
            <text:p>WÓZEK DLA LALEK /06486X/8064865/</text:p>
          </table:table-cell>
          <table:table-cell table:formula="of:=[.E113]-[.D113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161" calcext:value-type="float">
            <text:p>3161</text:p>
          </table:table-cell>
          <table:table-cell office:value-type="string" calcext:value-type="string">
            <text:p>PCHACZ SAMOLOT 117639</text:p>
          </table:table-cell>
          <table:table-cell table:formula="of:=[.E114]-[.D114]"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/>
        </table:table-row>
        <table:table-row table:style-name="ro1">
          <table:table-cell office:value-type="float" office:value="3295" calcext:value-type="float">
            <text:p>3295</text:p>
          </table:table-cell>
          <table:table-cell office:value-type="string" calcext:value-type="string">
            <text:p>TRAKTOR 599119</text:p>
          </table:table-cell>
          <table:table-cell table:formula="of:=[.E115]-[.D115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10" calcext:value-type="float">
            <text:p>3310</text:p>
          </table:table-cell>
          <table:table-cell office:value-type="string" calcext:value-type="string">
            <text:p>PIŁKA NOŻNA <text:s/>301540</text:p>
          </table:table-cell>
          <table:table-cell table:formula="of:=[.E116]-[.D116]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3405" calcext:value-type="float">
            <text:p>3405</text:p>
          </table:table-cell>
          <table:table-cell office:value-type="string" calcext:value-type="string">
            <text:p>AUTKO JEEP 19CM.4KOL. /392525/ <text:s text:c="17"/>925259</text:p>
          </table:table-cell>
          <table:table-cell table:formula="of:=[.E117]-[.D117]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3433" calcext:value-type="float">
            <text:p>3433</text:p>
          </table:table-cell>
          <table:table-cell office:value-type="string" calcext:value-type="string">
            <text:p>Autobusy SASC998-94/339142/</text:p>
          </table:table-cell>
          <table:table-cell table:formula="of:=[.E118]-[.D118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442" calcext:value-type="float">
            <text:p>3442</text:p>
          </table:table-cell>
          <table:table-cell office:value-type="string" calcext:value-type="string">
            <text:p>WOJOWNIK 794833</text:p>
          </table:table-cell>
          <table:table-cell table:formula="of:=[.E119]-[.D119]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3464" calcext:value-type="float">
            <text:p>3464</text:p>
          </table:table-cell>
          <table:table-cell office:value-type="string" calcext:value-type="string">
            <text:p>PISTOLET ŚW/DZW. W PUDEŁKU /MPG40054/ <text:s text:c="10"/>872965</text:p>
          </table:table-cell>
          <table:table-cell table:formula="of:=[.E120]-[.D120]"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float" office:value="3474" calcext:value-type="float">
            <text:p>3474</text:p>
          </table:table-cell>
          <table:table-cell office:value-type="string" calcext:value-type="string">
            <text:p>PCHANKA HELIKOPTER <text:s/>/92308/</text:p>
          </table:table-cell>
          <table:table-cell table:formula="of:=[.E121]-[.D121]"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float" office:value="3494" calcext:value-type="float">
            <text:p>3494</text:p>
          </table:table-cell>
          <table:table-cell office:value-type="string" calcext:value-type="string">
            <text:p>PIŁKA NOŻNA TRZYKOLOROWA /V706/ <text:s text:c="16"/>110834</text:p>
          </table:table-cell>
          <table:table-cell table:formula="of:=[.E122]-[.D122]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3498" calcext:value-type="float">
            <text:p>3498</text:p>
          </table:table-cell>
          <table:table-cell office:value-type="string" calcext:value-type="string">
            <text:p>TRAKTOR 837416</text:p>
          </table:table-cell>
          <table:table-cell table:formula="of:=[.E123]-[.D123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3513" calcext:value-type="float">
            <text:p>3513</text:p>
          </table:table-cell>
          <table:table-cell office:value-type="string" calcext:value-type="string">
            <text:p>BALON WALENTYNKOWY Z NADRUKIEM /OPK.20SZT/ <text:s text:c="5"/>831607</text:p>
          </table:table-cell>
          <table:table-cell table:formula="of:=[.E124]-[.D124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540" calcext:value-type="float">
            <text:p>3540</text:p>
          </table:table-cell>
          <table:table-cell office:value-type="string" calcext:value-type="string">
            <text:p>TRANSFORMER AUTO /MPB65229/G047336/ <text:s text:c="2"/>BC <text:s/>45932,652291</text:p>
          </table:table-cell>
          <table:table-cell table:formula="of:=[.E125]-[.D125]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3546" calcext:value-type="float">
            <text:p>3546</text:p>
          </table:table-cell>
          <table:table-cell office:value-type="string" calcext:value-type="string">
            <text:p>TRAKTOR 641742</text:p>
          </table:table-cell>
          <table:table-cell table:formula="of:=[.E126]-[.D126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3588" calcext:value-type="float">
            <text:p>3588</text:p>
          </table:table-cell>
          <table:table-cell office:value-type="string" calcext:value-type="string">
            <text:p>EDU Chińczyk Warcaby <text:s text:c="2"/>803177</text:p>
          </table:table-cell>
          <table:table-cell table:formula="of:=[.E127]-[.D127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645" calcext:value-type="float">
            <text:p>3645</text:p>
          </table:table-cell>
          <table:table-cell office:value-type="string" calcext:value-type="string">
            <text:p>PAMIĘTNIK ZAMYKANY - PUDEŁKO /TG365130/ <text:s text:c="8"/>878650</text:p>
          </table:table-cell>
          <table:table-cell table:formula="of:=[.E128]-[.D128]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3670" calcext:value-type="float">
            <text:p>3670</text:p>
          </table:table-cell>
          <table:table-cell office:value-type="string" calcext:value-type="string">
            <text:p>Piłka gumowa 994220</text:p>
          </table:table-cell>
          <table:table-cell table:formula="of:=[.E129]-[.D129]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string" calcext:value-type="string">
            <text:p>Zestaw Rycerski <text:s/>/993653/</text:p>
          </table:table-cell>
          <table:table-cell table:formula="of:=[.E130]-[.D130]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3678" calcext:value-type="float">
            <text:p>3678</text:p>
          </table:table-cell>
          <table:table-cell office:value-type="string" calcext:value-type="string">
            <text:p>KARUZELKA NAD ŁÓŻECZKO-PLUSZAKI /MPJ90125/ <text:s text:c="5"/>901252</text:p>
          </table:table-cell>
          <table:table-cell table:formula="of:=[.E131]-[.D131]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3680" calcext:value-type="float">
            <text:p>3680</text:p>
          </table:table-cell>
          <table:table-cell office:value-type="string" calcext:value-type="string">
            <text:p>KOMBAJN /92597X/</text:p>
          </table:table-cell>
          <table:table-cell table:formula="of:=[.E132]-[.D132]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3692" calcext:value-type="float">
            <text:p>3692</text:p>
          </table:table-cell>
          <table:table-cell office:value-type="string" calcext:value-type="string">
            <text:p>LEKARZ W PUDEŁKU <text:s/>/MPJ88785/ <text:s text:c="13"/>86625,887853</text:p>
          </table:table-cell>
          <table:table-cell table:formula="of:=[.E133]-[.D133]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3698" calcext:value-type="float">
            <text:p>3698</text:p>
          </table:table-cell>
          <table:table-cell office:value-type="string" calcext:value-type="string">
            <text:p>Bobas w nosidle 396884</text:p>
          </table:table-cell>
          <table:table-cell table:formula="of:=[.E134]-[.D134]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3705" calcext:value-type="float">
            <text:p>3705</text:p>
          </table:table-cell>
          <table:table-cell office:value-type="string" calcext:value-type="string">
            <text:p>TRAKTOR+2MASZYNY BUDOWL.NA LAWECIE/433276/ <text:s text:c="5"/>332766</text:p>
          </table:table-cell>
          <table:table-cell table:formula="of:=[.E135]-[.D135]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3743" calcext:value-type="float">
            <text:p>3743</text:p>
          </table:table-cell>
          <table:table-cell office:value-type="string" calcext:value-type="string">
            <text:p>LALKA SYRENKA + AKC. /MPF42433/ <text:s/>PUD. <text:s text:c="10"/>424331</text:p>
          </table:table-cell>
          <table:table-cell table:formula="of:=[.E136]-[.D136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761" calcext:value-type="float">
            <text:p>3761</text:p>
          </table:table-cell>
          <table:table-cell office:value-type="string" calcext:value-type="string">
            <text:p>ZESTAW LEKARZ W PUDEŁKU /GO44793/MPB69234 <text:s text:c="6"/>939368</text:p>
          </table:table-cell>
          <table:table-cell table:formula="of:=[.E137]-[.D137]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3803" calcext:value-type="float">
            <text:p>3803</text:p>
          </table:table-cell>
          <table:table-cell office:value-type="string" calcext:value-type="string">
            <text:p>DOMEK EDUKACYJNY B/O. /G348/ <text:s text:c="19"/>093373</text:p>
          </table:table-cell>
          <table:table-cell table:formula="of:=[.E138]-[.D138]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3848" calcext:value-type="float">
            <text:p>3848</text:p>
          </table:table-cell>
          <table:table-cell office:value-type="string" calcext:value-type="string">
            <text:p>Lokomotywa, św, dźw. /396747/</text:p>
          </table:table-cell>
          <table:table-cell table:formula="of:=[.E139]-[.D139]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3894" calcext:value-type="float">
            <text:p>3894</text:p>
          </table:table-cell>
          <table:table-cell office:value-type="string" calcext:value-type="string">
            <text:p>AUTO BETONIARKA 31CM. <text:s/>/91277/NC <text:s text:c="15"/>991277</text:p>
          </table:table-cell>
          <table:table-cell table:formula="of:=[.E140]-[.D140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902" calcext:value-type="float">
            <text:p>3902</text:p>
          </table:table-cell>
          <table:table-cell office:value-type="string" calcext:value-type="string">
            <text:p>TELEFON KOM.Z KORALIKAMI /TA7768/ <text:s/>2WZ. <text:s text:c="8"/>000614</text:p>
          </table:table-cell>
          <table:table-cell table:formula="of:=[.E141]-[.D141]"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</table:table-row>
        <table:table-row table:style-name="ro1">
          <table:table-cell office:value-type="float" office:value="3931" calcext:value-type="float">
            <text:p>3931</text:p>
          </table:table-cell>
          <table:table-cell office:value-type="string" calcext:value-type="string">
            <text:p>GŁOWA DO CZESANIA /MPD67470/TG364173/ <text:s text:c="4"/>74705,879565</text:p>
          </table:table-cell>
          <table:table-cell table:formula="of:=[.E142]-[.D142]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3942" calcext:value-type="float">
            <text:p>3942</text:p>
          </table:table-cell>
          <table:table-cell office:value-type="string" calcext:value-type="string">
            <text:p>ZESTAW LEKARSKI NA KARCIE <text:s/>/G033164/923756</text:p>
          </table:table-cell>
          <table:table-cell table:formula="of:=[.E143]-[.D143]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3950" calcext:value-type="float">
            <text:p>3950</text:p>
          </table:table-cell>
          <table:table-cell office:value-type="string" calcext:value-type="string">
            <text:p>MOTOR Z KOSZEM NA BATERIE <text:s/>/G040439/ <text:s text:c="5"/>50097,879183</text:p>
          </table:table-cell>
          <table:table-cell table:formula="of:=[.E144]-[.D144]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3953" calcext:value-type="float">
            <text:p>3953</text:p>
          </table:table-cell>
          <table:table-cell office:value-type="string" calcext:value-type="string">
            <text:p>HELIKOPTER</text:p>
          </table:table-cell>
          <table:table-cell table:formula="of:=[.E145]-[.D145]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3975" calcext:value-type="float">
            <text:p>3975</text:p>
          </table:table-cell>
          <table:table-cell office:value-type="string" calcext:value-type="string">
            <text:p>KLOCKI BUS STRAŻ POŻ. 83EL. NO.8057 <text:s text:c="6"/>34636,960595</text:p>
          </table:table-cell>
          <table:table-cell table:formula="of:=[.E146]-[.D146]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3995" calcext:value-type="float">
            <text:p>3995</text:p>
          </table:table-cell>
          <table:table-cell office:value-type="string" calcext:value-type="string">
            <text:p>PIANINKO-DOMEK GŁ.ZWIERZĄT <text:s/>/TG364068/ <text:s text:c="9"/>802672</text:p>
          </table:table-cell>
          <table:table-cell table:formula="of:=[.E147]-[.D147]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4006" calcext:value-type="float">
            <text:p>4006</text:p>
          </table:table-cell>
          <table:table-cell office:value-type="string" calcext:value-type="string">
            <text:p>Traktor z przyczepą + zwierzęta /139883/</text:p>
          </table:table-cell>
          <table:table-cell table:formula="of:=[.E148]-[.D148]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4014" calcext:value-type="float">
            <text:p>4014</text:p>
          </table:table-cell>
          <table:table-cell office:value-type="string" calcext:value-type="string">
            <text:p>Płaszcz przeciwdeszczowy</text:p>
          </table:table-cell>
          <table:table-cell table:formula="of:=[.E149]-[.D149]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4021" calcext:value-type="float">
            <text:p>4021</text:p>
          </table:table-cell>
          <table:table-cell office:value-type="string" calcext:value-type="string">
            <text:p>Lalka w zestawie 034554</text:p>
          </table:table-cell>
          <table:table-cell table:formula="of:=[.E150]-[.D150]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4032" calcext:value-type="float">
            <text:p>4032</text:p>
          </table:table-cell>
          <table:table-cell office:value-type="string" calcext:value-type="string">
            <text:p>Lalka z dzieckiem + akc. /576836/</text:p>
          </table:table-cell>
          <table:table-cell table:formula="of:=[.E151]-[.D151]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4034" calcext:value-type="float">
            <text:p>4034</text:p>
          </table:table-cell>
          <table:table-cell office:value-type="string" calcext:value-type="string">
            <text:p>Lalka /130961/</text:p>
          </table:table-cell>
          <table:table-cell table:formula="of:=[.E152]-[.D152]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4044" calcext:value-type="float">
            <text:p>4044</text:p>
          </table:table-cell>
          <table:table-cell office:value-type="string" calcext:value-type="string">
            <text:p>DINOZAURY MIĘKKIE 960223</text:p>
          </table:table-cell>
          <table:table-cell table:formula="of:=[.E153]-[.D153]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4057" calcext:value-type="float">
            <text:p>4057</text:p>
          </table:table-cell>
          <table:table-cell office:value-type="string" calcext:value-type="string">
            <text:p>Koń dla Barbie /109340/</text:p>
          </table:table-cell>
          <table:table-cell table:formula="of:=[.E154]-[.D154]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4060" calcext:value-type="float">
            <text:p>4060</text:p>
          </table:table-cell>
          <table:table-cell office:value-type="string" calcext:value-type="string">
            <text:p>Lalka Dorotka szmacianka śpiewa i mówi po polsku <text:s/>/105960/</text:p>
          </table:table-cell>
          <table:table-cell table:formula="of:=[.E155]-[.D155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4061" calcext:value-type="float">
            <text:p>4061</text:p>
          </table:table-cell>
          <table:table-cell office:value-type="string" calcext:value-type="string">
            <text:p>Lalka Dorotka szmacianka śpiewa i mówi po polsku <text:s/>/106660/</text:p>
          </table:table-cell>
          <table:table-cell table:formula="of:=[.E156]-[.D156]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4072" calcext:value-type="float">
            <text:p>4072</text:p>
          </table:table-cell>
          <table:table-cell office:value-type="string" calcext:value-type="string">
            <text:p>MYSZKA NAKRĘCANA WKSZ. <text:s/>OP.X1 <text:s/>/1489419/ <text:s text:c="7"/>894193</text:p>
          </table:table-cell>
          <table:table-cell table:formula="of:=[.E157]-[.D157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string" calcext:value-type="string">
            <text:p>GARAŻ /131600/</text:p>
          </table:table-cell>
          <table:table-cell table:formula="of:=[.E158]-[.D158]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4106" calcext:value-type="float">
            <text:p>4106</text:p>
          </table:table-cell>
          <table:table-cell office:value-type="string" calcext:value-type="string">
            <text:p>PISTOLET NA BATERIE 805949</text:p>
          </table:table-cell>
          <table:table-cell table:formula="of:=[.E159]-[.D159]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4200" calcext:value-type="float">
            <text:p>4200</text:p>
          </table:table-cell>
          <table:table-cell office:value-type="string" calcext:value-type="string">
            <text:p>ZABAWKA FIGURKA</text:p>
          </table:table-cell>
          <table:table-cell table:formula="of:=[.E160]-[.D160]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float" office:value="4201" calcext:value-type="float">
            <text:p>4201</text:p>
          </table:table-cell>
          <table:table-cell office:value-type="string" calcext:value-type="string">
            <text:p>ZABAWKA RÓZGA</text:p>
          </table:table-cell>
          <table:table-cell table:formula="of:=[.E161]-[.D161]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4202" calcext:value-type="float">
            <text:p>4202</text:p>
          </table:table-cell>
          <table:table-cell office:value-type="string" calcext:value-type="string">
            <text:p>PLAC ZABAW - blister /G048725/946229/</text:p>
          </table:table-cell>
          <table:table-cell table:formula="of:=[.E162]-[.D162]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4204" calcext:value-type="float">
            <text:p>4204</text:p>
          </table:table-cell>
          <table:table-cell office:value-type="string" calcext:value-type="string">
            <text:p>POJAZD KłAD <text:s text:c="36"/>993509</text:p>
          </table:table-cell>
          <table:table-cell table:formula="of:=[.E163]-[.D163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205" calcext:value-type="float">
            <text:p>4205</text:p>
          </table:table-cell>
          <table:table-cell office:value-type="string" calcext:value-type="string">
            <text:p>AUTO POLICJA <text:s text:c="35"/>993325</text:p>
          </table:table-cell>
          <table:table-cell table:formula="of:=[.E164]-[.D164]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float" office:value="4210" calcext:value-type="float">
            <text:p>4210</text:p>
          </table:table-cell>
          <table:table-cell office:value-type="string" calcext:value-type="string">
            <text:p>ZESTAW POLICYJNY <text:s text:c="31"/>992618</text:p>
          </table:table-cell>
          <table:table-cell table:formula="of:=[.E165]-[.D165]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4211" calcext:value-type="float">
            <text:p>4211</text:p>
          </table:table-cell>
          <table:table-cell office:value-type="string" calcext:value-type="string">
            <text:p>Helikopter z dźwiękiem 93479/993479/</text:p>
          </table:table-cell>
          <table:table-cell table:formula="of:=[.E166]-[.D166]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4212" calcext:value-type="float">
            <text:p>4212</text:p>
          </table:table-cell>
          <table:table-cell office:value-type="string" calcext:value-type="string">
            <text:p>Koparka 93554/993554/</text:p>
          </table:table-cell>
          <table:table-cell table:formula="of:=[.E167]-[.D167]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4215" calcext:value-type="float">
            <text:p>4215</text:p>
          </table:table-cell>
          <table:table-cell office:value-type="string" calcext:value-type="string">
            <text:p>ZESTAW DO PIASKU DUżY <text:s text:c="26"/>300132</text:p>
          </table:table-cell>
          <table:table-cell table:formula="of:=[.E168]-[.D168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237" calcext:value-type="float">
            <text:p>4237</text:p>
          </table:table-cell>
          <table:table-cell office:value-type="string" calcext:value-type="string">
            <text:p>PISTOLET SYGNAłOWY</text:p>
          </table:table-cell>
          <table:table-cell table:formula="of:=[.E169]-[.D169]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4251" calcext:value-type="float">
            <text:p>4251</text:p>
          </table:table-cell>
          <table:table-cell office:value-type="string" calcext:value-type="string">
            <text:p>MASKOTKA PIES</text:p>
          </table:table-cell>
          <table:table-cell table:formula="of:=[.E170]-[.D170]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4253" calcext:value-type="float">
            <text:p>4253</text:p>
          </table:table-cell>
          <table:table-cell office:value-type="string" calcext:value-type="string">
            <text:p>MASKOTKA WIEWIÓR</text:p>
          </table:table-cell>
          <table:table-cell table:formula="of:=[.E171]-[.D171]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4254" calcext:value-type="float">
            <text:p>4254</text:p>
          </table:table-cell>
          <table:table-cell office:value-type="string" calcext:value-type="string">
            <text:p>MASKOTKA PINGWIN</text:p>
          </table:table-cell>
          <table:table-cell table:formula="of:=[.E172]-[.D172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4256" calcext:value-type="float">
            <text:p>4256</text:p>
          </table:table-cell>
          <table:table-cell office:value-type="string" calcext:value-type="string">
            <text:p>MASKOTKA SID</text:p>
          </table:table-cell>
          <table:table-cell table:formula="of:=[.E173]-[.D173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4258" calcext:value-type="float">
            <text:p>4258</text:p>
          </table:table-cell>
          <table:table-cell office:value-type="string" calcext:value-type="string">
            <text:p>MASKOTKA MINI</text:p>
          </table:table-cell>
          <table:table-cell table:formula="of:=[.E174]-[.D174]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4259" calcext:value-type="float">
            <text:p>4259</text:p>
          </table:table-cell>
          <table:table-cell office:value-type="string" calcext:value-type="string">
            <text:p>PIłKA</text:p>
          </table:table-cell>
          <table:table-cell table:formula="of:=[.E175]-[.D175]" office:value-type="float" office:value="131" calcext:value-type="float">
            <text:p>131</text:p>
          </table:table-cell>
          <table:table-cell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/>
        </table:table-row>
        <table:table-row table:style-name="ro1">
          <table:table-cell office:value-type="float" office:value="4260" calcext:value-type="float">
            <text:p>4260</text:p>
          </table:table-cell>
          <table:table-cell office:value-type="string" calcext:value-type="string">
            <text:p>ZABAWKA PIERśCIONEK</text:p>
          </table:table-cell>
          <table:table-cell table:formula="of:=[.E176]-[.D176]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float" office:value="4264" calcext:value-type="float">
            <text:p>4264</text:p>
          </table:table-cell>
          <table:table-cell office:value-type="string" calcext:value-type="string">
            <text:p>KULKI GRANAT</text:p>
          </table:table-cell>
          <table:table-cell table:formula="of:=[.E177]-[.D177]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4265" calcext:value-type="float">
            <text:p>4265</text:p>
          </table:table-cell>
          <table:table-cell office:value-type="string" calcext:value-type="string">
            <text:p>ZESTAW KUCHENNY</text:p>
          </table:table-cell>
          <table:table-cell table:formula="of:=[.E178]-[.D178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4275" calcext:value-type="float">
            <text:p>4275</text:p>
          </table:table-cell>
          <table:table-cell office:value-type="string" calcext:value-type="string">
            <text:p>GITARA</text:p>
          </table:table-cell>
          <table:table-cell table:formula="of:=[.E179]-[.D179]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4278" calcext:value-type="float">
            <text:p>4278</text:p>
          </table:table-cell>
          <table:table-cell office:value-type="string" calcext:value-type="string">
            <text:p>GRA RYBKI</text:p>
          </table:table-cell>
          <table:table-cell table:formula="of:=[.E180]-[.D180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4284" calcext:value-type="float">
            <text:p>4284</text:p>
          </table:table-cell>
          <table:table-cell office:value-type="string" calcext:value-type="string">
            <text:p>TRAKTOR siewnik nawozu</text:p>
          </table:table-cell>
          <table:table-cell table:formula="of:=[.E181]-[.D181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4287" calcext:value-type="float">
            <text:p>4287</text:p>
          </table:table-cell>
          <table:table-cell office:value-type="string" calcext:value-type="string">
            <text:p>KULKI</text:p>
          </table:table-cell>
          <table:table-cell table:formula="of:=[.E182]-[.D182]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4288" calcext:value-type="float">
            <text:p>4288</text:p>
          </table:table-cell>
          <table:table-cell office:value-type="string" calcext:value-type="string">
            <text:p>PTASZEK W KLATCE</text:p>
          </table:table-cell>
          <table:table-cell table:formula="of:=[.E183]-[.D183]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4289" calcext:value-type="float">
            <text:p>4289</text:p>
          </table:table-cell>
          <table:table-cell office:value-type="string" calcext:value-type="string">
            <text:p>TOREBKA</text:p>
          </table:table-cell>
          <table:table-cell table:formula="of:=[.E184]-[.D184]"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float" office:value="4290" calcext:value-type="float">
            <text:p>4290</text:p>
          </table:table-cell>
          <table:table-cell office:value-type="string" calcext:value-type="string">
            <text:p>PCHACZ</text:p>
          </table:table-cell>
          <table:table-cell table:formula="of:=[.E185]-[.D185]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4291" calcext:value-type="float">
            <text:p>4291</text:p>
          </table:table-cell>
          <table:table-cell office:value-type="string" calcext:value-type="string">
            <text:p>PCHACZ</text:p>
          </table:table-cell>
          <table:table-cell table:formula="of:=[.E186]-[.D186]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4293" calcext:value-type="float">
            <text:p>4293</text:p>
          </table:table-cell>
          <table:table-cell office:value-type="string" calcext:value-type="string">
            <text:p>KARABIN</text:p>
          </table:table-cell>
          <table:table-cell table:formula="of:=[.E187]-[.D187]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4295" calcext:value-type="float">
            <text:p>4295</text:p>
          </table:table-cell>
          <table:table-cell office:value-type="string" calcext:value-type="string">
            <text:p>KARETKA</text:p>
          </table:table-cell>
          <table:table-cell table:formula="of:=[.E188]-[.D188]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float" office:value="4296" calcext:value-type="float">
            <text:p>4296</text:p>
          </table:table-cell>
          <table:table-cell office:value-type="string" calcext:value-type="string">
            <text:p>AUTO</text:p>
          </table:table-cell>
          <table:table-cell table:formula="of:=[.E189]-[.D189]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4303" calcext:value-type="float">
            <text:p>4303</text:p>
          </table:table-cell>
          <table:table-cell office:value-type="string" calcext:value-type="string">
            <text:p>LALKA /969222/</text:p>
          </table:table-cell>
          <table:table-cell table:formula="of:=[.E190]-[.D190]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4304" calcext:value-type="float">
            <text:p>4304</text:p>
          </table:table-cell>
          <table:table-cell office:value-type="string" calcext:value-type="string">
            <text:p>LALKA</text:p>
          </table:table-cell>
          <table:table-cell table:formula="of:=[.E191]-[.D191]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4308" calcext:value-type="float">
            <text:p>4308</text:p>
          </table:table-cell>
          <table:table-cell office:value-type="string" calcext:value-type="string">
            <text:p>LALKA 969277</text:p>
          </table:table-cell>
          <table:table-cell table:formula="of:=[.E192]-[.D192]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4309" calcext:value-type="float">
            <text:p>4309</text:p>
          </table:table-cell>
          <table:table-cell office:value-type="string" calcext:value-type="string">
            <text:p>TOREBKA</text:p>
          </table:table-cell>
          <table:table-cell table:formula="of:=[.E193]-[.D193]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4311" calcext:value-type="float">
            <text:p>4311</text:p>
          </table:table-cell>
          <table:table-cell office:value-type="string" calcext:value-type="string">
            <text:p>WÓZEK</text:p>
          </table:table-cell>
          <table:table-cell table:formula="of:=[.E194]-[.D194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312" calcext:value-type="float">
            <text:p>4312</text:p>
          </table:table-cell>
          <table:table-cell office:value-type="string" calcext:value-type="string">
            <text:p>PISTOLET NA STRZAłKI <text:s text:c="27"/>123650</text:p>
          </table:table-cell>
          <table:table-cell table:formula="of:=[.E195]-[.D195]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float" office:value="4324" calcext:value-type="float">
            <text:p>4324</text:p>
          </table:table-cell>
          <table:table-cell office:value-type="string" calcext:value-type="string">
            <text:p>HULAJNOGA <text:s text:c="38"/>124275</text:p>
          </table:table-cell>
          <table:table-cell table:formula="of:=[.E196]-[.D196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327" calcext:value-type="float">
            <text:p>4327</text:p>
          </table:table-cell>
          <table:table-cell office:value-type="string" calcext:value-type="string">
            <text:p>ZESTAW LEKARSKI <text:s text:c="32"/>123704</text:p>
          </table:table-cell>
          <table:table-cell table:formula="of:=[.E197]-[.D197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330" calcext:value-type="float">
            <text:p>4330</text:p>
          </table:table-cell>
          <table:table-cell office:value-type="string" calcext:value-type="string">
            <text:p>Różdżka ze światłem 984160</text:p>
          </table:table-cell>
          <table:table-cell table:formula="of:=[.E198]-[.D198]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4337" calcext:value-type="float">
            <text:p>4337</text:p>
          </table:table-cell>
          <table:table-cell office:value-type="string" calcext:value-type="string">
            <text:p>BęBENEK <text:s text:c="40"/>091867</text:p>
          </table:table-cell>
          <table:table-cell table:formula="of:=[.E199]-[.D199]"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float" office:value="4339" calcext:value-type="float">
            <text:p>4339</text:p>
          </table:table-cell>
          <table:table-cell office:value-type="string" calcext:value-type="string">
            <text:p>Zestaw muzyczny 90126 /990126/</text:p>
          </table:table-cell>
          <table:table-cell table:formula="of:=[.E200]-[.D200]"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float" office:value="4347" calcext:value-type="float">
            <text:p>4347</text:p>
          </table:table-cell>
          <table:table-cell office:value-type="string" calcext:value-type="string">
            <text:p>TRAKTOR /410546/</text:p>
          </table:table-cell>
          <table:table-cell table:formula="of:=[.E201]-[.D201]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4348" calcext:value-type="float">
            <text:p>4348</text:p>
          </table:table-cell>
          <table:table-cell office:value-type="string" calcext:value-type="string">
            <text:p>SUKIENKA DLA LALKI</text:p>
          </table:table-cell>
          <table:table-cell table:formula="of:=[.E202]-[.D202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4356" calcext:value-type="float">
            <text:p>4356</text:p>
          </table:table-cell>
          <table:table-cell office:value-type="string" calcext:value-type="string">
            <text:p>PIłKA DO SKAKANIA <text:s/>967446/Z3735/</text:p>
          </table:table-cell>
          <table:table-cell table:formula="of:=[.E203]-[.D203]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4359" calcext:value-type="float">
            <text:p>4359</text:p>
          </table:table-cell>
          <table:table-cell office:value-type="string" calcext:value-type="string">
            <text:p>KOMPLET KONIECZYNKA <text:s text:c="26"/>000833</text:p>
          </table:table-cell>
          <table:table-cell table:formula="of:=[.E204]-[.D204]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4360" calcext:value-type="float">
            <text:p>4360</text:p>
          </table:table-cell>
          <table:table-cell office:value-type="string" calcext:value-type="string">
            <text:p>KOMPLET KONIECZYNKA RÓŻ <text:s text:c="24"/>000833</text:p>
          </table:table-cell>
          <table:table-cell table:formula="of:=[.E205]-[.D205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361" calcext:value-type="float">
            <text:p>4361</text:p>
          </table:table-cell>
          <table:table-cell office:value-type="string" calcext:value-type="string">
            <text:p>KOMPLET KONIECZYNKA <text:s text:c="28"/>000857</text:p>
          </table:table-cell>
          <table:table-cell table:formula="of:=[.E206]-[.D206]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4367" calcext:value-type="float">
            <text:p>4367</text:p>
          </table:table-cell>
          <table:table-cell office:value-type="string" calcext:value-type="string">
            <text:p>łAPACZ <text:s text:c="41"/>63060</text:p>
          </table:table-cell>
          <table:table-cell table:formula="of:=[.E207]-[.D207]"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float" office:value="4368" calcext:value-type="float">
            <text:p>4368</text:p>
          </table:table-cell>
          <table:table-cell office:value-type="string" calcext:value-type="string">
            <text:p>BRAMKA 120X65 <text:s text:c="34"/>69345</text:p>
          </table:table-cell>
          <table:table-cell table:formula="of:=[.E208]-[.D208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370" calcext:value-type="float">
            <text:p>4370</text:p>
          </table:table-cell>
          <table:table-cell office:value-type="string" calcext:value-type="string">
            <text:p>PISTOLET RYBA <text:s text:c="33"/>68720</text:p>
          </table:table-cell>
          <table:table-cell table:formula="of:=[.E209]-[.D209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4371" calcext:value-type="float">
            <text:p>4371</text:p>
          </table:table-cell>
          <table:table-cell office:value-type="string" calcext:value-type="string">
            <text:p>TRAKTOR KOPARKA <text:s text:c="28"/>64548</text:p>
          </table:table-cell>
          <table:table-cell table:formula="of:=[.E210]-[.D210]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4372" calcext:value-type="float">
            <text:p>4372</text:p>
          </table:table-cell>
          <table:table-cell office:value-type="string" calcext:value-type="string">
            <text:p>KOMBAJN <text:s text:c="37"/>69796</text:p>
          </table:table-cell>
          <table:table-cell table:formula="of:=[.E211]-[.D211]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4373" calcext:value-type="float">
            <text:p>4373</text:p>
          </table:table-cell>
          <table:table-cell office:value-type="string" calcext:value-type="string">
            <text:p>TRAKTOR WIELKI DO SIANA <text:s text:c="23"/>68171</text:p>
          </table:table-cell>
          <table:table-cell table:formula="of:=[.E212]-[.D212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4375" calcext:value-type="float">
            <text:p>4375</text:p>
          </table:table-cell>
          <table:table-cell office:value-type="string" calcext:value-type="string">
            <text:p>TRAKTOR M Z OPRYSKIWACZEM I łYżKą <text:s/>/60755/</text:p>
          </table:table-cell>
          <table:table-cell table:formula="of:=[.E213]-[.D213]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4376" calcext:value-type="float">
            <text:p>4376</text:p>
          </table:table-cell>
          <table:table-cell office:value-type="string" calcext:value-type="string">
            <text:p>TRAKTOR WIELKI ROZRZUTNIK <text:s text:c="23"/>62650</text:p>
          </table:table-cell>
          <table:table-cell table:formula="of:=[.E214]-[.D214]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4380" calcext:value-type="float">
            <text:p>4380</text:p>
          </table:table-cell>
          <table:table-cell office:value-type="string" calcext:value-type="string">
            <text:p>PłYN DO BANIEK 2L <text:s text:c="29"/>68775</text:p>
          </table:table-cell>
          <table:table-cell table:formula="of:=[.E215]-[.D215]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4381" calcext:value-type="float">
            <text:p>4381</text:p>
          </table:table-cell>
          <table:table-cell office:value-type="string" calcext:value-type="string">
            <text:p>PISTOLET Z DźWIęKIEM <text:s text:c="28"/>69840</text:p>
          </table:table-cell>
          <table:table-cell table:formula="of:=[.E216]-[.D216]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4386" calcext:value-type="float">
            <text:p>4386</text:p>
          </table:table-cell>
          <table:table-cell office:value-type="string" calcext:value-type="string">
            <text:p>TRAKTOR WIELKI PRZYCZEPA <text:s text:c="24"/>68188</text:p>
          </table:table-cell>
          <table:table-cell table:formula="of:=[.E217]-[.D217]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4387" calcext:value-type="float">
            <text:p>4387</text:p>
          </table:table-cell>
          <table:table-cell office:value-type="string" calcext:value-type="string">
            <text:p>PISTOLET NA STRZAłKI <text:s text:c="28"/>64579</text:p>
          </table:table-cell>
          <table:table-cell table:formula="of:=[.E218]-[.D218]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4393" calcext:value-type="float">
            <text:p>4393</text:p>
          </table:table-cell>
          <table:table-cell office:value-type="string" calcext:value-type="string">
            <text:p>LORNETKA 000876</text:p>
          </table:table-cell>
          <table:table-cell table:formula="of:=[.E219]-[.D219]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4394" calcext:value-type="float">
            <text:p>4394</text:p>
          </table:table-cell>
          <table:table-cell office:value-type="string" calcext:value-type="string">
            <text:p>LALKA PARKA W WORKU <text:s text:c="28"/>113060</text:p>
          </table:table-cell>
          <table:table-cell table:formula="of:=[.E220]-[.D220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4395" calcext:value-type="float">
            <text:p>4395</text:p>
          </table:table-cell>
          <table:table-cell office:value-type="string" calcext:value-type="string">
            <text:p>LALKA PARKA W WORKU <text:s text:c="28"/>113070</text:p>
          </table:table-cell>
          <table:table-cell table:formula="of:=[.E221]-[.D221]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4400" calcext:value-type="float">
            <text:p>4400</text:p>
          </table:table-cell>
          <table:table-cell office:value-type="string" calcext:value-type="string">
            <text:p>ŻELAZKO /211704/</text:p>
          </table:table-cell>
          <table:table-cell table:formula="of:=[.E222]-[.D222]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4404" calcext:value-type="float">
            <text:p>4404</text:p>
          </table:table-cell>
          <table:table-cell office:value-type="string" calcext:value-type="string">
            <text:p>KARABIN NA KULKI <text:s/>/876977/</text:p>
          </table:table-cell>
          <table:table-cell table:formula="of:=[.E223]-[.D223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4405" calcext:value-type="float">
            <text:p>4405</text:p>
          </table:table-cell>
          <table:table-cell office:value-type="string" calcext:value-type="string">
            <text:p>SAMOLOT NA BATERIE <text:s text:c="28"/>871569</text:p>
          </table:table-cell>
          <table:table-cell table:formula="of:=[.E224]-[.D224]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4409" calcext:value-type="float">
            <text:p>4409</text:p>
          </table:table-cell>
          <table:table-cell office:value-type="string" calcext:value-type="string">
            <text:p>KARABIN TERKOTKA <text:s text:c="30"/>879886\</text:p>
          </table:table-cell>
          <table:table-cell table:formula="of:=[.E225]-[.D225]"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float" office:value="4414" calcext:value-type="float">
            <text:p>4414</text:p>
          </table:table-cell>
          <table:table-cell office:value-type="string" calcext:value-type="string">
            <text:p>KARABIN NA KULKI <text:s text:c="31"/>801644</text:p>
          </table:table-cell>
          <table:table-cell table:formula="of:=[.E226]-[.D226]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4416" calcext:value-type="float">
            <text:p>4416</text:p>
          </table:table-cell>
          <table:table-cell office:value-type="string" calcext:value-type="string">
            <text:p>BIEDRONKA NA BATERIE <text:s text:c="25"/>804706</text:p>
          </table:table-cell>
          <table:table-cell table:formula="of:=[.E227]-[.D227]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4420" calcext:value-type="float">
            <text:p>4420</text:p>
          </table:table-cell>
          <table:table-cell office:value-type="string" calcext:value-type="string">
            <text:p>BUTLA GAZOWA GLUTY <text:s/>/24 w op/ <text:s text:c="27"/>806953</text:p>
          </table:table-cell>
          <table:table-cell table:formula="of:=[.E228]-[.D228]"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/>
        </table:table-row>
        <table:table-row table:style-name="ro1">
          <table:table-cell office:value-type="float" office:value="4422" calcext:value-type="float">
            <text:p>4422</text:p>
          </table:table-cell>
          <table:table-cell office:value-type="string" calcext:value-type="string">
            <text:p>Świderek plastikowy 12szt /808155/</text:p>
          </table:table-cell>
          <table:table-cell table:formula="of:=[.E229]-[.D229]"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/>
        </table:table-row>
        <table:table-row table:style-name="ro1">
          <table:table-cell office:value-type="float" office:value="4424" calcext:value-type="float">
            <text:p>4424</text:p>
          </table:table-cell>
          <table:table-cell office:value-type="string" calcext:value-type="string">
            <text:p>śWIDEREK PLASTIKOWY <text:s text:c="26"/>808100</text:p>
          </table:table-cell>
          <table:table-cell table:formula="of:=[.E230]-[.D230]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4429" calcext:value-type="float">
            <text:p>4429</text:p>
          </table:table-cell>
          <table:table-cell office:value-type="string" calcext:value-type="string">
            <text:p>TRAKTOR siewnik nawozu 006244</text:p>
          </table:table-cell>
          <table:table-cell table:formula="of:=[.E231]-[.D231]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4434" calcext:value-type="float">
            <text:p>4434</text:p>
          </table:table-cell>
          <table:table-cell office:value-type="string" calcext:value-type="string">
            <text:p>POCIąG NA BATERIE <text:s text:c="30"/>009115</text:p>
          </table:table-cell>
          <table:table-cell table:formula="of:=[.E232]-[.D232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435" calcext:value-type="float">
            <text:p>4435</text:p>
          </table:table-cell>
          <table:table-cell office:value-type="string" calcext:value-type="string">
            <text:p>MOTOCYKL <text:s text:c="39"/>008804</text:p>
          </table:table-cell>
          <table:table-cell table:formula="of:=[.E233]-[.D233]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4438" calcext:value-type="float">
            <text:p>4438</text:p>
          </table:table-cell>
          <table:table-cell office:value-type="string" calcext:value-type="string">
            <text:p>MINI GOLF <text:s text:c="38"/>008774</text:p>
          </table:table-cell>
          <table:table-cell table:formula="of:=[.E234]-[.D234]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4441" calcext:value-type="float">
            <text:p>4441</text:p>
          </table:table-cell>
          <table:table-cell office:value-type="string" calcext:value-type="string">
            <text:p>KONIK ZEWSTAW <text:s text:c="34"/>006589</text:p>
          </table:table-cell>
          <table:table-cell table:formula="of:=[.E235]-[.D235]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4442" calcext:value-type="float">
            <text:p>4442</text:p>
          </table:table-cell>
          <table:table-cell office:value-type="string" calcext:value-type="string">
            <text:p>LALKA SZMACIANKA <text:s text:c="30"/>009375</text:p>
          </table:table-cell>
          <table:table-cell table:formula="of:=[.E236]-[.D236]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4444" calcext:value-type="float">
            <text:p>4444</text:p>
          </table:table-cell>
          <table:table-cell office:value-type="string" calcext:value-type="string">
            <text:p>LALKA <text:s text:c="41"/>000204</text:p>
          </table:table-cell>
          <table:table-cell table:formula="of:=[.E237]-[.D237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4453" calcext:value-type="float">
            <text:p>4453</text:p>
          </table:table-cell>
          <table:table-cell office:value-type="string" calcext:value-type="string">
            <text:p>TRAKTOR <text:s text:c="40"/>962643</text:p>
          </table:table-cell>
          <table:table-cell table:formula="of:=[.E238]-[.D238]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4456" calcext:value-type="float">
            <text:p>4456</text:p>
          </table:table-cell>
          <table:table-cell office:value-type="string" calcext:value-type="string">
            <text:p>PłYN DO BANIEK 0,5 <text:s text:c="29"/>011494</text:p>
          </table:table-cell>
          <table:table-cell table:formula="of:=[.E239]-[.D239]"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float" office:value="4463" calcext:value-type="float">
            <text:p>4463</text:p>
          </table:table-cell>
          <table:table-cell office:value-type="string" calcext:value-type="string">
            <text:p>KARABIN <text:s text:c="40"/>28821</text:p>
          </table:table-cell>
          <table:table-cell table:formula="of:=[.E240]-[.D240]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4477" calcext:value-type="float">
            <text:p>4477</text:p>
          </table:table-cell>
          <table:table-cell office:value-type="string" calcext:value-type="string">
            <text:p>CZOłG <text:s text:c="41"/>4231422</text:p>
          </table:table-cell>
          <table:table-cell table:formula="of:=[.E241]-[.D241]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4478" calcext:value-type="float">
            <text:p>4478</text:p>
          </table:table-cell>
          <table:table-cell office:value-type="string" calcext:value-type="string">
            <text:p>TRAKTOR <text:s text:c="2"/>/483939/</text:p>
          </table:table-cell>
          <table:table-cell table:formula="of:=[.E242]-[.D242]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4480" calcext:value-type="float">
            <text:p>4480</text:p>
          </table:table-cell>
          <table:table-cell office:value-type="string" calcext:value-type="string">
            <text:p>AUTO</text:p>
          </table:table-cell>
          <table:table-cell table:formula="of:=[.E243]-[.D243]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4481" calcext:value-type="float">
            <text:p>4481</text:p>
          </table:table-cell>
          <table:table-cell office:value-type="string" calcext:value-type="string">
            <text:p>ZESTAW MUZYCZNY <text:s text:c="31"/>211496</text:p>
          </table:table-cell>
          <table:table-cell table:formula="of:=[.E244]-[.D244]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4483" calcext:value-type="float">
            <text:p>4483</text:p>
          </table:table-cell>
          <table:table-cell office:value-type="string" calcext:value-type="string">
            <text:p>AUTO <text:s text:c="42"/>700141</text:p>
          </table:table-cell>
          <table:table-cell table:formula="of:=[.E245]-[.D245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4487" calcext:value-type="float">
            <text:p>4487</text:p>
          </table:table-cell>
          <table:table-cell office:value-type="string" calcext:value-type="string">
            <text:p>TRAKTOR 764156</text:p>
          </table:table-cell>
          <table:table-cell table:formula="of:=[.E246]-[.D246]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4490" calcext:value-type="float">
            <text:p>4490</text:p>
          </table:table-cell>
          <table:table-cell office:value-type="string" calcext:value-type="string">
            <text:p>QUAD <text:s text:c="2"/>/784412/</text:p>
          </table:table-cell>
          <table:table-cell table:formula="of:=[.E247]-[.D247]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4495" calcext:value-type="float">
            <text:p>4495</text:p>
          </table:table-cell>
          <table:table-cell office:value-type="string" calcext:value-type="string">
            <text:p>AUTO /535185/</text:p>
          </table:table-cell>
          <table:table-cell table:formula="of:=[.E248]-[.D248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4502" calcext:value-type="float">
            <text:p>4502</text:p>
          </table:table-cell>
          <table:table-cell office:value-type="string" calcext:value-type="string">
            <text:p>AUTO <text:s text:c="2"/>/712809/</text:p>
          </table:table-cell>
          <table:table-cell table:formula="of:=[.E249]-[.D249]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4504" calcext:value-type="float">
            <text:p>4504</text:p>
          </table:table-cell>
          <table:table-cell office:value-type="string" calcext:value-type="string">
            <text:p>ZESTAW RAKIETEK <text:s text:c="30"/>984595</text:p>
          </table:table-cell>
          <table:table-cell table:formula="of:=[.E250]-[.D250]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4514" calcext:value-type="float">
            <text:p>4514</text:p>
          </table:table-cell>
          <table:table-cell office:value-type="string" calcext:value-type="string">
            <text:p>PISTOLET + 10 strzałek /6323748/</text:p>
          </table:table-cell>
          <table:table-cell table:formula="of:=[.E251]-[.D251]"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float" office:value="4515" calcext:value-type="float">
            <text:p>4515</text:p>
          </table:table-cell>
          <table:table-cell office:value-type="string" calcext:value-type="string">
            <text:p>AUTO /715495/</text:p>
          </table:table-cell>
          <table:table-cell table:formula="of:=[.E252]-[.D252]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4516" calcext:value-type="float">
            <text:p>4516</text:p>
          </table:table-cell>
          <table:table-cell office:value-type="string" calcext:value-type="string">
            <text:p>BANKI <text:s text:c="41"/>8688432</text:p>
          </table:table-cell>
          <table:table-cell table:formula="of:=[.E253]-[.D253]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4518" calcext:value-type="float">
            <text:p>4518</text:p>
          </table:table-cell>
          <table:table-cell office:value-type="string" calcext:value-type="string">
            <text:p>TRAKTOR <text:s text:c="40"/>764075</text:p>
          </table:table-cell>
          <table:table-cell table:formula="of:=[.E254]-[.D254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519" calcext:value-type="float">
            <text:p>4519</text:p>
          </table:table-cell>
          <table:table-cell office:value-type="string" calcext:value-type="string">
            <text:p>TRAKTOR <text:s/>/764192/</text:p>
          </table:table-cell>
          <table:table-cell table:formula="of:=[.E255]-[.D255]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4521" calcext:value-type="float">
            <text:p>4521</text:p>
          </table:table-cell>
          <table:table-cell office:value-type="string" calcext:value-type="string">
            <text:p>AUTO /895757/</text:p>
          </table:table-cell>
          <table:table-cell table:formula="of:=[.E256]-[.D256]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4522" calcext:value-type="float">
            <text:p>4522</text:p>
          </table:table-cell>
          <table:table-cell office:value-type="string" calcext:value-type="string">
            <text:p>BAńKI KACZKA <text:s text:c="36"/>68690</text:p>
          </table:table-cell>
          <table:table-cell table:formula="of:=[.E257]-[.D257]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4525" calcext:value-type="float">
            <text:p>4525</text:p>
          </table:table-cell>
          <table:table-cell office:value-type="string" calcext:value-type="string">
            <text:p>maszyma budowlana 51551</text:p>
          </table:table-cell>
          <table:table-cell table:formula="of:=[.E258]-[.D258]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4527" calcext:value-type="float">
            <text:p>4527</text:p>
          </table:table-cell>
          <table:table-cell office:value-type="string" calcext:value-type="string">
            <text:p>Maszyna budowlana</text:p>
          </table:table-cell>
          <table:table-cell table:formula="of:=[.E259]-[.D259]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4539" calcext:value-type="float">
            <text:p>4539</text:p>
          </table:table-cell>
          <table:table-cell office:value-type="string" calcext:value-type="string">
            <text:p>Okulary 12szt. na blistrze</text:p>
          </table:table-cell>
          <table:table-cell table:formula="of:=[.E260]-[.D260]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4540" calcext:value-type="float">
            <text:p>4540</text:p>
          </table:table-cell>
          <table:table-cell office:value-type="string" calcext:value-type="string">
            <text:p>Piłka plażowa gumowa</text:p>
          </table:table-cell>
          <table:table-cell table:formula="of:=[.E261]-[.D261]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float" office:value="4546" calcext:value-type="float">
            <text:p>4546</text:p>
          </table:table-cell>
          <table:table-cell office:value-type="string" calcext:value-type="string">
            <text:p>Klocki dom</text:p>
          </table:table-cell>
          <table:table-cell table:formula="of:=[.E262]-[.D262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string" calcext:value-type="string">
            <text:p>Malowidła dla lalek</text:p>
          </table:table-cell>
          <table:table-cell table:formula="of:=[.E263]-[.D263]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string" calcext:value-type="string">
            <text:p>Malowidła dla lalek 875543</text:p>
          </table:table-cell>
          <table:table-cell table:formula="of:=[.E264]-[.D264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5005" calcext:value-type="float">
            <text:p>5005</text:p>
          </table:table-cell>
          <table:table-cell office:value-type="string" calcext:value-type="string">
            <text:p>Gitara</text:p>
          </table:table-cell>
          <table:table-cell table:formula="of:=[.E265]-[.D265]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5020" calcext:value-type="float">
            <text:p>5020</text:p>
          </table:table-cell>
          <table:table-cell office:value-type="string" calcext:value-type="string">
            <text:p>Gitara w etui</text:p>
          </table:table-cell>
          <table:table-cell table:formula="of:=[.E266]-[.D266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024" calcext:value-type="float">
            <text:p>5024</text:p>
          </table:table-cell>
          <table:table-cell office:value-type="string" calcext:value-type="string">
            <text:p>Kusza drewnina</text:p>
          </table:table-cell>
          <table:table-cell table:formula="of:=[.E267]-[.D267]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5026" calcext:value-type="float">
            <text:p>5026</text:p>
          </table:table-cell>
          <table:table-cell office:value-type="string" calcext:value-type="string">
            <text:p>Pistolet na baterie j.polski 877332</text:p>
          </table:table-cell>
          <table:table-cell table:formula="of:=[.E268]-[.D268]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float" office:value="5027" calcext:value-type="float">
            <text:p>5027</text:p>
          </table:table-cell>
          <table:table-cell office:value-type="string" calcext:value-type="string">
            <text:p>Komplet zamek 8 elementów z młynkiem</text:p>
          </table:table-cell>
          <table:table-cell table:formula="of:=[.E269]-[.D269]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5031" calcext:value-type="float">
            <text:p>5031</text:p>
          </table:table-cell>
          <table:table-cell office:value-type="string" calcext:value-type="string">
            <text:p>Komplet zamek 5 elementów z młynkiem</text:p>
          </table:table-cell>
          <table:table-cell table:formula="of:=[.E270]-[.D270]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5033" calcext:value-type="float">
            <text:p>5033</text:p>
          </table:table-cell>
          <table:table-cell office:value-type="string" calcext:value-type="string">
            <text:p>Komplet kogucik 3 elementy</text:p>
          </table:table-cell>
          <table:table-cell table:formula="of:=[.E271]-[.D271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5034" calcext:value-type="float">
            <text:p>5034</text:p>
          </table:table-cell>
          <table:table-cell office:value-type="string" calcext:value-type="string">
            <text:p>Komplet koniczynka 4 elementy</text:p>
          </table:table-cell>
          <table:table-cell table:formula="of:=[.E272]-[.D272]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5035" calcext:value-type="float">
            <text:p>5035</text:p>
          </table:table-cell>
          <table:table-cell office:value-type="string" calcext:value-type="string">
            <text:p>Taczka</text:p>
          </table:table-cell>
          <table:table-cell table:formula="of:=[.E273]-[.D273]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5042" calcext:value-type="float">
            <text:p>5042</text:p>
          </table:table-cell>
          <table:table-cell office:value-type="string" calcext:value-type="string">
            <text:p>Taczka</text:p>
          </table:table-cell>
          <table:table-cell table:formula="of:=[.E274]-[.D274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050" calcext:value-type="float">
            <text:p>5050</text:p>
          </table:table-cell>
          <table:table-cell office:value-type="string" calcext:value-type="string">
            <text:p>Auto <text:s text:c="2"/>/816277/</text:p>
          </table:table-cell>
          <table:table-cell table:formula="of:=[.E275]-[.D275]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5051" calcext:value-type="float">
            <text:p>5051</text:p>
          </table:table-cell>
          <table:table-cell office:value-type="string" calcext:value-type="string">
            <text:p>Auto</text:p>
          </table:table-cell>
          <table:table-cell table:formula="of:=[.E276]-[.D276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5058" calcext:value-type="float">
            <text:p>5058</text:p>
          </table:table-cell>
          <table:table-cell office:value-type="string" calcext:value-type="string">
            <text:p>Kombajn 489390</text:p>
          </table:table-cell>
          <table:table-cell table:formula="of:=[.E277]-[.D277]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5083" calcext:value-type="float">
            <text:p>5083</text:p>
          </table:table-cell>
          <table:table-cell office:value-type="string" calcext:value-type="string">
            <text:p>Piłeczka</text:p>
          </table:table-cell>
          <table:table-cell table:formula="of:=[.E278]-[.D278]"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float" office:value="5085" calcext:value-type="float">
            <text:p>5085</text:p>
          </table:table-cell>
          <table:table-cell office:value-type="string" calcext:value-type="string">
            <text:p>Kaczor z dzwonkiem</text:p>
          </table:table-cell>
          <table:table-cell table:formula="of:=[.E279]-[.D279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087" calcext:value-type="float">
            <text:p>5087</text:p>
          </table:table-cell>
          <table:table-cell office:value-type="string" calcext:value-type="string">
            <text:p>Motyl</text:p>
          </table:table-cell>
          <table:table-cell table:formula="of:=[.E280]-[.D280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5088" calcext:value-type="float">
            <text:p>5088</text:p>
          </table:table-cell>
          <table:table-cell office:value-type="string" calcext:value-type="string">
            <text:p>W-16 Piramida duze kulki</text:p>
          </table:table-cell>
          <table:table-cell table:formula="of:=[.E281]-[.D281]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5090" calcext:value-type="float">
            <text:p>5090</text:p>
          </table:table-cell>
          <table:table-cell office:value-type="string" calcext:value-type="string">
            <text:p>W-13 Piramida małe kulki</text:p>
          </table:table-cell>
          <table:table-cell table:formula="of:=[.E282]-[.D282]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5091" calcext:value-type="float">
            <text:p>5091</text:p>
          </table:table-cell>
          <table:table-cell office:value-type="string" calcext:value-type="string">
            <text:p>W-15 Piramida puzzle</text:p>
          </table:table-cell>
          <table:table-cell table:formula="of:=[.E283]-[.D283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5103" calcext:value-type="float">
            <text:p>5103</text:p>
          </table:table-cell>
          <table:table-cell office:value-type="string" calcext:value-type="string">
            <text:p>Pistolet <text:s text:c="2"/>212923</text:p>
          </table:table-cell>
          <table:table-cell table:formula="of:=[.E284]-[.D284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5104" calcext:value-type="float">
            <text:p>5104</text:p>
          </table:table-cell>
          <table:table-cell office:value-type="string" calcext:value-type="string">
            <text:p>Pistolet <text:s text:c="2"/>301595</text:p>
          </table:table-cell>
          <table:table-cell table:formula="of:=[.E285]-[.D285]"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/>
        </table:table-row>
        <table:table-row table:style-name="ro1">
          <table:table-cell office:value-type="float" office:value="5107" calcext:value-type="float">
            <text:p>5107</text:p>
          </table:table-cell>
          <table:table-cell office:value-type="string" calcext:value-type="string">
            <text:p>Robot nowe legendy policji <text:s text:c="2"/>960681</text:p>
          </table:table-cell>
          <table:table-cell table:formula="of:=[.E286]-[.D286]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float" office:value="5108" calcext:value-type="float">
            <text:p>5108</text:p>
          </table:table-cell>
          <table:table-cell office:value-type="string" calcext:value-type="string">
            <text:p>Robot legendy policji <text:s/>960636</text:p>
          </table:table-cell>
          <table:table-cell table:formula="of:=[.E287]-[.D287]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5122" calcext:value-type="float">
            <text:p>5122</text:p>
          </table:table-cell>
          <table:table-cell office:value-type="string" calcext:value-type="string">
            <text:p>Spiner</text:p>
          </table:table-cell>
          <table:table-cell table:formula="of:=[.E288]-[.D288]"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</table:table-row>
        <table:table-row table:style-name="ro1">
          <table:table-cell office:value-type="float" office:value="5134" calcext:value-type="float">
            <text:p>5134</text:p>
          </table:table-cell>
          <table:table-cell office:value-type="string" calcext:value-type="string">
            <text:p>Ptak na baterie </text:p>
          </table:table-cell>
          <table:table-cell table:formula="of:=[.E289]-[.D289]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5140" calcext:value-type="float">
            <text:p>5140</text:p>
          </table:table-cell>
          <table:table-cell office:value-type="string" calcext:value-type="string">
            <text:p>Konie flokowane</text:p>
          </table:table-cell>
          <table:table-cell table:formula="of:=[.E290]-[.D290]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5162" calcext:value-type="float">
            <text:p>5162</text:p>
          </table:table-cell>
          <table:table-cell office:value-type="string" calcext:value-type="string">
            <text:p>Gra magnetyczna złap motyla 301014</text:p>
          </table:table-cell>
          <table:table-cell table:formula="of:=[.E291]-[.D291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165" calcext:value-type="float">
            <text:p>5165</text:p>
          </table:table-cell>
          <table:table-cell office:value-type="string" calcext:value-type="string">
            <text:p>Robot 993134</text:p>
          </table:table-cell>
          <table:table-cell table:formula="of:=[.E292]-[.D292]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5166" calcext:value-type="float">
            <text:p>5166</text:p>
          </table:table-cell>
          <table:table-cell office:value-type="string" calcext:value-type="string">
            <text:p>Karabin 993219</text:p>
          </table:table-cell>
          <table:table-cell table:formula="of:=[.E293]-[.D293]"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float" office:value="5169" calcext:value-type="float">
            <text:p>5169</text:p>
          </table:table-cell>
          <table:table-cell office:value-type="string" calcext:value-type="string">
            <text:p>Strzelba 993905</text:p>
          </table:table-cell>
          <table:table-cell table:formula="of:=[.E294]-[.D294]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170" calcext:value-type="float">
            <text:p>5170</text:p>
          </table:table-cell>
          <table:table-cell office:value-type="string" calcext:value-type="string">
            <text:p>Karabin 993585</text:p>
          </table:table-cell>
          <table:table-cell table:formula="of:=[.E295]-[.D295]"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</table:table-row>
        <table:table-row table:style-name="ro1">
          <table:table-cell office:value-type="float" office:value="5172" calcext:value-type="float">
            <text:p>5172</text:p>
          </table:table-cell>
          <table:table-cell office:value-type="string" calcext:value-type="string">
            <text:p>Samochód ratunkowy 993639</text:p>
          </table:table-cell>
          <table:table-cell table:formula="of:=[.E296]-[.D296]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5178" calcext:value-type="float">
            <text:p>5178</text:p>
          </table:table-cell>
          <table:table-cell office:value-type="string" calcext:value-type="string">
            <text:p>Zabawka puzzle <text:s/>012269</text:p>
          </table:table-cell>
          <table:table-cell table:formula="of:=[.E297]-[.D297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5179" calcext:value-type="float">
            <text:p>5179</text:p>
          </table:table-cell>
          <table:table-cell office:value-type="string" calcext:value-type="string">
            <text:p>Kolejka na baterie <text:s/>027652</text:p>
          </table:table-cell>
          <table:table-cell table:formula="of:=[.E298]-[.D298]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5181" calcext:value-type="float">
            <text:p>5181</text:p>
          </table:table-cell>
          <table:table-cell office:value-type="string" calcext:value-type="string">
            <text:p>Traktor z napędem <text:s/>034759</text:p>
          </table:table-cell>
          <table:table-cell table:formula="of:=[.E299]-[.D299]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5188" calcext:value-type="float">
            <text:p>5188</text:p>
          </table:table-cell>
          <table:table-cell office:value-type="string" calcext:value-type="string">
            <text:p>Pistolet dźwiękowy 69963</text:p>
          </table:table-cell>
          <table:table-cell table:formula="of:=[.E300]-[.D300]"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office:value-type="float" office:value="5189" calcext:value-type="float">
            <text:p>5189</text:p>
          </table:table-cell>
          <table:table-cell office:value-type="string" calcext:value-type="string">
            <text:p>Kosiarka z bańkami 60915</text:p>
          </table:table-cell>
          <table:table-cell table:formula="of:=[.E301]-[.D301]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5194" calcext:value-type="float">
            <text:p>5194</text:p>
          </table:table-cell>
          <table:table-cell office:value-type="string" calcext:value-type="string">
            <text:p>Samochodzik metal, x24 003226</text:p>
          </table:table-cell>
          <table:table-cell table:formula="of:=[.E302]-[.D302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5203" calcext:value-type="float">
            <text:p>5203</text:p>
          </table:table-cell>
          <table:table-cell office:value-type="string" calcext:value-type="string">
            <text:p>Gluty insekty 24 szt. /806915</text:p>
          </table:table-cell>
          <table:table-cell table:formula="of:=[.E303]-[.D303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5207" calcext:value-type="float">
            <text:p>5207</text:p>
          </table:table-cell>
          <table:table-cell office:value-type="string" calcext:value-type="string">
            <text:p>Traktor /0057069/</text:p>
          </table:table-cell>
          <table:table-cell table:formula="of:=[.E304]-[.D304]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5208" calcext:value-type="float">
            <text:p>5208</text:p>
          </table:table-cell>
          <table:table-cell office:value-type="string" calcext:value-type="string">
            <text:p>Traktor /455835/885728/</text:p>
          </table:table-cell>
          <table:table-cell table:formula="of:=[.E305]-[.D305]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5209" calcext:value-type="float">
            <text:p>5209</text:p>
          </table:table-cell>
          <table:table-cell office:value-type="string" calcext:value-type="string">
            <text:p>Traktor /797472/</text:p>
          </table:table-cell>
          <table:table-cell table:formula="of:=[.E306]-[.D306]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5210" calcext:value-type="float">
            <text:p>5210</text:p>
          </table:table-cell>
          <table:table-cell office:value-type="string" calcext:value-type="string">
            <text:p>Kombajn /745202/</text:p>
          </table:table-cell>
          <table:table-cell table:formula="of:=[.E307]-[.D307]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5216" calcext:value-type="float">
            <text:p>5216</text:p>
          </table:table-cell>
          <table:table-cell office:value-type="string" calcext:value-type="string">
            <text:p>Traktor /965530/</text:p>
          </table:table-cell>
          <table:table-cell table:formula="of:=[.E308]-[.D308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5224" calcext:value-type="float">
            <text:p>5224</text:p>
          </table:table-cell>
          <table:table-cell office:value-type="string" calcext:value-type="string">
            <text:p>Pistolet na kulki wodne /TG400100/</text:p>
          </table:table-cell>
          <table:table-cell table:formula="of:=[.E309]-[.D309]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float" office:value="5231" calcext:value-type="float">
            <text:p>5231</text:p>
          </table:table-cell>
          <table:table-cell office:value-type="string" calcext:value-type="string">
            <text:p>Traktor z przyczepą /MA9022C/</text:p>
          </table:table-cell>
          <table:table-cell table:formula="of:=[.E310]-[.D310]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5235" calcext:value-type="float">
            <text:p>5235</text:p>
          </table:table-cell>
          <table:table-cell office:value-type="string" calcext:value-type="string">
            <text:p>Pistolet do robienia baniek /G062513/</text:p>
          </table:table-cell>
          <table:table-cell table:formula="of:=[.E311]-[.D311]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5236" calcext:value-type="float">
            <text:p>5236</text:p>
          </table:table-cell>
          <table:table-cell office:value-type="string" calcext:value-type="string">
            <text:p>Pistolet do robienia baniek /G068562/</text:p>
          </table:table-cell>
          <table:table-cell table:formula="of:=[.E312]-[.D312]"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float" office:value="5237" calcext:value-type="float">
            <text:p>5237</text:p>
          </table:table-cell>
          <table:table-cell office:value-type="string" calcext:value-type="string">
            <text:p>Miecz na baterie /G075687/</text:p>
          </table:table-cell>
          <table:table-cell table:formula="of:=[.E313]-[.D313]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5243" calcext:value-type="float">
            <text:p>5243</text:p>
          </table:table-cell>
          <table:table-cell office:value-type="string" calcext:value-type="string">
            <text:p>Pistolet na kulki w folii /GE00063/</text:p>
          </table:table-cell>
          <table:table-cell table:formula="of:=[.E314]-[.D314]"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float" office:value="5245" calcext:value-type="float">
            <text:p>5245</text:p>
          </table:table-cell>
          <table:table-cell office:value-type="string" calcext:value-type="string">
            <text:p>Pistolet na kulki w foli (laser,latarka) /GE00060/</text:p>
          </table:table-cell>
          <table:table-cell table:formula="of:=[.E315]-[.D315]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5246" calcext:value-type="float">
            <text:p>5246</text:p>
          </table:table-cell>
          <table:table-cell office:value-type="string" calcext:value-type="string">
            <text:p>Pistolet na kulki w folii /GE00066/</text:p>
          </table:table-cell>
          <table:table-cell table:formula="of:=[.E316]-[.D316]"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float" office:value="5250" calcext:value-type="float">
            <text:p>5250</text:p>
          </table:table-cell>
          <table:table-cell office:value-type="string" calcext:value-type="string">
            <text:p>Kolekcja Kropeczka - Słoń z kocykiem 21cm <text:s/>/047144 /</text:p>
          </table:table-cell>
          <table:table-cell table:formula="of:=[.E317]-[.D317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262" calcext:value-type="float">
            <text:p>5262</text:p>
          </table:table-cell>
          <table:table-cell office:value-type="string" calcext:value-type="string">
            <text:p>Pies Colin Leżący 2 kolory 50cm <text:s/>/046000 / </text:p>
          </table:table-cell>
          <table:table-cell table:formula="of:=[.E318]-[.D318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277" calcext:value-type="float">
            <text:p>5277</text:p>
          </table:table-cell>
          <table:table-cell office:value-type="string" calcext:value-type="string">
            <text:p>Dwa pingwiny/126262/</text:p>
          </table:table-cell>
          <table:table-cell table:formula="of:=[.E319]-[.D319]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282" calcext:value-type="float">
            <text:p>5282</text:p>
          </table:table-cell>
          <table:table-cell office:value-type="string" calcext:value-type="string">
            <text:p>Szczęka nakręcana /127603/</text:p>
          </table:table-cell>
          <table:table-cell table:formula="of:=[.E320]-[.D320]"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float" office:value="5284" calcext:value-type="float">
            <text:p>5284</text:p>
          </table:table-cell>
          <table:table-cell office:value-type="string" calcext:value-type="string">
            <text:p>Stemple <text:s/>/127627/</text:p>
          </table:table-cell>
          <table:table-cell table:formula="of:=[.E321]-[.D321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5285" calcext:value-type="float">
            <text:p>5285</text:p>
          </table:table-cell>
          <table:table-cell office:value-type="string" calcext:value-type="string">
            <text:p>Żyrafa na baterie /127009/</text:p>
          </table:table-cell>
          <table:table-cell table:formula="of:=[.E322]-[.D322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286" calcext:value-type="float">
            <text:p>5286</text:p>
          </table:table-cell>
          <table:table-cell office:value-type="string" calcext:value-type="string">
            <text:p>Słonik na baterie <text:s/>/126996/</text:p>
          </table:table-cell>
          <table:table-cell table:formula="of:=[.E323]-[.D323]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289" calcext:value-type="float">
            <text:p>5289</text:p>
          </table:table-cell>
          <table:table-cell office:value-type="string" calcext:value-type="string">
            <text:p>Konik świecący <text:s/>/119899/</text:p>
          </table:table-cell>
          <table:table-cell table:formula="of:=[.E324]-[.D324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291" calcext:value-type="float">
            <text:p>5291</text:p>
          </table:table-cell>
          <table:table-cell office:value-type="string" calcext:value-type="string">
            <text:p>Gitara <text:s/>/118823/</text:p>
          </table:table-cell>
          <table:table-cell table:formula="of:=[.E325]-[.D325]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5292" calcext:value-type="float">
            <text:p>5292</text:p>
          </table:table-cell>
          <table:table-cell office:value-type="string" calcext:value-type="string">
            <text:p>Zestaw lekarski <text:s text:c="2"/>/107568/</text:p>
          </table:table-cell>
          <table:table-cell table:formula="of:=[.E326]-[.D326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5293" calcext:value-type="float">
            <text:p>5293</text:p>
          </table:table-cell>
          <table:table-cell office:value-type="string" calcext:value-type="string">
            <text:p>Stół + krzesła /075874/</text:p>
          </table:table-cell>
          <table:table-cell table:formula="of:=[.E327]-[.D327]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294" calcext:value-type="float">
            <text:p>5294</text:p>
          </table:table-cell>
          <table:table-cell office:value-type="string" calcext:value-type="string">
            <text:p>Płyn do baniek mydlanych 0.5L <text:s text:c="2"/>/125494/</text:p>
          </table:table-cell>
          <table:table-cell table:formula="of:=[.E328]-[.D328]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5302" calcext:value-type="float">
            <text:p>5302</text:p>
          </table:table-cell>
          <table:table-cell office:value-type="string" calcext:value-type="string">
            <text:p>Traktor z przyczepą /G030391/9001006/</text:p>
          </table:table-cell>
          <table:table-cell table:formula="of:=[.E329]-[.D329]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5303" calcext:value-type="float">
            <text:p>5303</text:p>
          </table:table-cell>
          <table:table-cell office:value-type="string" calcext:value-type="string">
            <text:p>Traktor z maszyną rolniczą /G045128/944928/012398</text:p>
          </table:table-cell>
          <table:table-cell table:formula="of:=[.E330]-[.D330]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5305" calcext:value-type="float">
            <text:p>5305</text:p>
          </table:table-cell>
          <table:table-cell office:value-type="string" calcext:value-type="string">
            <text:p>Dinozaur na baterie /515294/</text:p>
          </table:table-cell>
          <table:table-cell table:formula="of:=[.E331]-[.D331]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5307" calcext:value-type="float">
            <text:p>5307</text:p>
          </table:table-cell>
          <table:table-cell office:value-type="string" calcext:value-type="string">
            <text:p>Traktor <text:s/>/114422/</text:p>
          </table:table-cell>
          <table:table-cell table:formula="of:=[.E332]-[.D332]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5317" calcext:value-type="float">
            <text:p>5317</text:p>
          </table:table-cell>
          <table:table-cell office:value-type="string" calcext:value-type="string">
            <text:p>Lokomotywki nakręcane /392596/</text:p>
          </table:table-cell>
          <table:table-cell table:formula="of:=[.E333]-[.D333]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float" office:value="5327" calcext:value-type="float">
            <text:p>5327</text:p>
          </table:table-cell>
          <table:table-cell office:value-type="string" calcext:value-type="string">
            <text:p>Auto straż z napędem 33 cm / 874645/</text:p>
          </table:table-cell>
          <table:table-cell table:formula="of:=[.E334]-[.D334]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5331" calcext:value-type="float">
            <text:p>5331</text:p>
          </table:table-cell>
          <table:table-cell office:value-type="string" calcext:value-type="string">
            <text:p>Koniki na blistrze /805918/</text:p>
          </table:table-cell>
          <table:table-cell table:formula="of:=[.E335]-[.D335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5333" calcext:value-type="float">
            <text:p>5333</text:p>
          </table:table-cell>
          <table:table-cell office:value-type="string" calcext:value-type="string">
            <text:p>Malowidła dla lalek <text:s/>/986485/</text:p>
          </table:table-cell>
          <table:table-cell table:formula="of:=[.E336]-[.D336]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5335" calcext:value-type="float">
            <text:p>5335</text:p>
          </table:table-cell>
          <table:table-cell office:value-type="string" calcext:value-type="string">
            <text:p>Malowidła dla lalek <text:s/>/956839/</text:p>
          </table:table-cell>
          <table:table-cell table:formula="of:=[.E337]-[.D337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5336" calcext:value-type="float">
            <text:p>5336</text:p>
          </table:table-cell>
          <table:table-cell office:value-type="string" calcext:value-type="string">
            <text:p>Auto policja z napędem <text:s/>/979012/</text:p>
          </table:table-cell>
          <table:table-cell table:formula="of:=[.E338]-[.D338]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5352" calcext:value-type="float">
            <text:p>5352</text:p>
          </table:table-cell>
          <table:table-cell office:value-type="string" calcext:value-type="string">
            <text:p>Klocki-Sluban Miasto (85 el.) <text:s/>/955177/</text:p>
          </table:table-cell>
          <table:table-cell table:formula="of:=[.E339]-[.D339]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5353" calcext:value-type="float">
            <text:p>5353</text:p>
          </table:table-cell>
          <table:table-cell office:value-type="string" calcext:value-type="string">
            <text:p>LALKA+MAŁA Z WÓZKIEM NA KARCIE /MPA20197/ <text:s text:c="6"/>201970</text:p>
          </table:table-cell>
          <table:table-cell table:formula="of:=[.E340]-[.D340]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5363" calcext:value-type="float">
            <text:p>5363</text:p>
          </table:table-cell>
          <table:table-cell office:value-type="string" calcext:value-type="string">
            <text:p>Układanka - pierwsze cyferki /803115/</text:p>
          </table:table-cell>
          <table:table-cell table:formula="of:=[.E341]-[.D341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364" calcext:value-type="float">
            <text:p>5364</text:p>
          </table:table-cell>
          <table:table-cell office:value-type="string" calcext:value-type="string">
            <text:p>EDU 2+2 <text:s/>/804013/</text:p>
          </table:table-cell>
          <table:table-cell table:formula="of:=[.E342]-[.D342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366" calcext:value-type="float">
            <text:p>5366</text:p>
          </table:table-cell>
          <table:table-cell office:value-type="string" calcext:value-type="string">
            <text:p>Zestaw lalek 11' /MPI10702x/107029/</text:p>
          </table:table-cell>
          <table:table-cell table:formula="of:=[.E343]-[.D343]"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float" office:value="5370" calcext:value-type="float">
            <text:p>5370</text:p>
          </table:table-cell>
          <table:table-cell office:value-type="string" calcext:value-type="string">
            <text:p>Traktor 109912</text:p>
          </table:table-cell>
          <table:table-cell table:formula="of:=[.E344]-[.D344]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5374" calcext:value-type="float">
            <text:p>5374</text:p>
          </table:table-cell>
          <table:table-cell office:value-type="string" calcext:value-type="string">
            <text:p>Auto TIR 3 poziomy /994155/</text:p>
          </table:table-cell>
          <table:table-cell table:formula="of:=[.E345]-[.D345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5378" calcext:value-type="float">
            <text:p>5378</text:p>
          </table:table-cell>
          <table:table-cell office:value-type="string" calcext:value-type="string">
            <text:p>Lalka przytulanka z dźwiękiem /G076180/971504/</text:p>
          </table:table-cell>
          <table:table-cell table:formula="of:=[.E346]-[.D346]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float" office:value="5379" calcext:value-type="float">
            <text:p>5379</text:p>
          </table:table-cell>
          <table:table-cell office:value-type="string" calcext:value-type="string">
            <text:p>Samochodziki w worku, frict. 3wz 396358</text:p>
          </table:table-cell>
          <table:table-cell table:formula="of:=[.E347]-[.D347]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381" calcext:value-type="float">
            <text:p>5381</text:p>
          </table:table-cell>
          <table:table-cell office:value-type="string" calcext:value-type="string">
            <text:p>Karabin na wodę /134078/</text:p>
          </table:table-cell>
          <table:table-cell table:formula="of:=[.E348]-[.D348]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5382" calcext:value-type="float">
            <text:p>5382</text:p>
          </table:table-cell>
          <table:table-cell office:value-type="string" calcext:value-type="string">
            <text:p>Karabin na wodę /133970/</text:p>
          </table:table-cell>
          <table:table-cell table:formula="of:=[.E349]-[.D349]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5383" calcext:value-type="float">
            <text:p>5383</text:p>
          </table:table-cell>
          <table:table-cell office:value-type="string" calcext:value-type="string">
            <text:p>Karabin na wodę /134281/</text:p>
          </table:table-cell>
          <table:table-cell table:formula="of:=[.E350]-[.D350]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5384" calcext:value-type="float">
            <text:p>5384</text:p>
          </table:table-cell>
          <table:table-cell office:value-type="string" calcext:value-type="string">
            <text:p>Karabin na wodę /133864/</text:p>
          </table:table-cell>
          <table:table-cell table:formula="of:=[.E351]-[.D351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385" calcext:value-type="float">
            <text:p>5385</text:p>
          </table:table-cell>
          <table:table-cell office:value-type="string" calcext:value-type="string">
            <text:p>Karabin na wodę /133826/</text:p>
          </table:table-cell>
          <table:table-cell table:formula="of:=[.E352]-[.D352]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5386" calcext:value-type="float">
            <text:p>5386</text:p>
          </table:table-cell>
          <table:table-cell office:value-type="string" calcext:value-type="string">
            <text:p>Karabin na wodę /122318/</text:p>
          </table:table-cell>
          <table:table-cell table:formula="of:=[.E353]-[.D353]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5387" calcext:value-type="float">
            <text:p>5387</text:p>
          </table:table-cell>
          <table:table-cell office:value-type="string" calcext:value-type="string">
            <text:p>Pistolet na wodę + zbiornik /134298/</text:p>
          </table:table-cell>
          <table:table-cell table:formula="of:=[.E354]-[.D354]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5388" calcext:value-type="float">
            <text:p>5388</text:p>
          </table:table-cell>
          <table:table-cell office:value-type="string" calcext:value-type="string">
            <text:p>Pistolet na wodę133949</text:p>
          </table:table-cell>
          <table:table-cell table:formula="of:=[.E355]-[.D355]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389" calcext:value-type="float">
            <text:p>5389</text:p>
          </table:table-cell>
          <table:table-cell office:value-type="string" calcext:value-type="string">
            <text:p>Pistolet na wodę /133932/</text:p>
          </table:table-cell>
          <table:table-cell table:formula="of:=[.E356]-[.D356]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5391" calcext:value-type="float">
            <text:p>5391</text:p>
          </table:table-cell>
          <table:table-cell office:value-type="string" calcext:value-type="string">
            <text:p>Lalka147351</text:p>
          </table:table-cell>
          <table:table-cell table:formula="of:=[.E357]-[.D357]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5393" calcext:value-type="float">
            <text:p>5393</text:p>
          </table:table-cell>
          <table:table-cell office:value-type="string" calcext:value-type="string">
            <text:p>Lalka689978</text:p>
          </table:table-cell>
          <table:table-cell table:formula="of:=[.E358]-[.D358]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float" office:value="5395" calcext:value-type="float">
            <text:p>5395</text:p>
          </table:table-cell>
          <table:table-cell office:value-type="string" calcext:value-type="string">
            <text:p>Zestaw kuchenny361391</text:p>
          </table:table-cell>
          <table:table-cell table:formula="of:=[.E359]-[.D359]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5399" calcext:value-type="float">
            <text:p>5399</text:p>
          </table:table-cell>
          <table:table-cell office:value-type="string" calcext:value-type="string">
            <text:p>Piłka Magiczna <text:s/>791211</text:p>
          </table:table-cell>
          <table:table-cell table:formula="of:=[.E360]-[.D360]"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1">
          <table:table-cell office:value-type="float" office:value="11811" calcext:value-type="float">
            <text:p>11811</text:p>
          </table:table-cell>
          <table:table-cell office:value-type="string" calcext:value-type="string">
            <text:p>W-60 HULAJNOGA</text:p>
          </table:table-cell>
          <table:table-cell table:formula="of:=[.E361]-[.D361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044" calcext:value-type="float">
            <text:p>13044</text:p>
          </table:table-cell>
          <table:table-cell office:value-type="string" calcext:value-type="string">
            <text:p>Wózek marketowy </text:p>
          </table:table-cell>
          <table:table-cell table:formula="of:=[.E362]-[.D362]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14471" calcext:value-type="float">
            <text:p>14471</text:p>
          </table:table-cell>
          <table:table-cell office:value-type="string" calcext:value-type="string">
            <text:p>PISTOLET SPRężYNOWY 200195</text:p>
          </table:table-cell>
          <table:table-cell table:formula="of:=[.E363]-[.D363]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14474" calcext:value-type="float">
            <text:p>14474</text:p>
          </table:table-cell>
          <table:table-cell office:value-type="string" calcext:value-type="string">
            <text:p>PISTOLET SPRężYNOWY</text:p>
          </table:table-cell>
          <table:table-cell table:formula="of:=[.E364]-[.D364]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14475" calcext:value-type="float">
            <text:p>14475</text:p>
          </table:table-cell>
          <table:table-cell office:value-type="string" calcext:value-type="string">
            <text:p>PISTOLET SPRężYNOWY</text:p>
          </table:table-cell>
          <table:table-cell table:formula="of:=[.E365]-[.D365]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float" office:value="15176" calcext:value-type="float">
            <text:p>15176</text:p>
          </table:table-cell>
          <table:table-cell office:value-type="string" calcext:value-type="string">
            <text:p>Bańki x24</text:p>
          </table:table-cell>
          <table:table-cell table:formula="of:=[.E366]-[.D366]" office:value-type="float" office:value="35.4167" calcext:value-type="float">
            <text:p>35.41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5.4167</text:p>
          </table:table-cell>
          <table:table-cell/>
        </table:table-row>
        <table:table-row table:style-name="ro1">
          <table:table-cell office:value-type="float" office:value="32732" calcext:value-type="float">
            <text:p>32732</text:p>
          </table:table-cell>
          <table:table-cell office:value-type="string" calcext:value-type="string">
            <text:p>Kręgle Maxi 6+1 /050483/</text:p>
          </table:table-cell>
          <table:table-cell table:formula="of:=[.E367]-[.D367]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32735" calcext:value-type="float">
            <text:p>32735</text:p>
          </table:table-cell>
          <table:table-cell office:value-type="string" calcext:value-type="string">
            <text:p>Motorek "Mati" /050360/</text:p>
          </table:table-cell>
          <table:table-cell table:formula="of:=[.E368]-[.D368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736" calcext:value-type="float">
            <text:p>32736</text:p>
          </table:table-cell>
          <table:table-cell office:value-type="string" calcext:value-type="string">
            <text:p>Motorek "Sport New" /050179/</text:p>
          </table:table-cell>
          <table:table-cell table:formula="of:=[.E369]-[.D369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4217" calcext:value-type="float">
            <text:p>34217</text:p>
          </table:table-cell>
          <table:table-cell office:value-type="string" calcext:value-type="string">
            <text:p>KLOCKI ZESTAW śREDNI <text:s text:c="27"/>300255</text:p>
          </table:table-cell>
          <table:table-cell table:formula="of:=[.E370]-[.D370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4229" calcext:value-type="float">
            <text:p>34229</text:p>
          </table:table-cell>
          <table:table-cell office:value-type="string" calcext:value-type="string">
            <text:p>KASA NA BATERIE</text:p>
          </table:table-cell>
          <table:table-cell table:formula="of:=[.E371]-[.D371]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70460" calcext:value-type="float">
            <text:p>70460</text:p>
          </table:table-cell>
          <table:table-cell office:value-type="string" calcext:value-type="string">
            <text:p>Renifer</text:p>
          </table:table-cell>
          <table:table-cell table:formula="of:=[.E372]-[.D372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2734" calcext:value-type="float">
            <text:p>72734</text:p>
          </table:table-cell>
          <table:table-cell office:value-type="string" calcext:value-type="string">
            <text:p>Motorek "Cross 2" 050261</text:p>
          </table:table-cell>
          <table:table-cell table:formula="of:=[.E373]-[.D373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73121" calcext:value-type="float">
            <text:p>73121</text:p>
          </table:table-cell>
          <table:table-cell office:value-type="string" calcext:value-type="string">
            <text:p>Traktor wielki /060773/</text:p>
          </table:table-cell>
          <table:table-cell table:formula="of:=[.E374]-[.D374]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73560" calcext:value-type="float">
            <text:p>73560</text:p>
          </table:table-cell>
          <table:table-cell office:value-type="string" calcext:value-type="string">
            <text:p>Magiczne Koła 1348-2</text:p>
          </table:table-cell>
          <table:table-cell table:formula="of:=[.E375]-[.D375]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73959" calcext:value-type="float">
            <text:p>73959</text:p>
          </table:table-cell>
          <table:table-cell office:value-type="string" calcext:value-type="string">
            <text:p>Glut Owoc</text:p>
          </table:table-cell>
          <table:table-cell table:formula="of:=[.E376]-[.D376]"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/>
        </table:table-row>
        <table:table-row table:style-name="ro1">
          <table:table-cell office:value-type="float" office:value="74221" calcext:value-type="float">
            <text:p>74221</text:p>
          </table:table-cell>
          <table:table-cell office:value-type="string" calcext:value-type="string">
            <text:p>buda doktor kot 147801</text:p>
          </table:table-cell>
          <table:table-cell table:formula="of:=[.E377]-[.D377]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74469" calcext:value-type="float">
            <text:p>74469</text:p>
          </table:table-cell>
          <table:table-cell office:value-type="string" calcext:value-type="string">
            <text:p>Pistolet na kulki <text:s/>MP40</text:p>
          </table:table-cell>
          <table:table-cell table:formula="of:=[.E378]-[.D378]"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/>
        </table:table-row>
        <table:table-row table:style-name="ro1">
          <table:table-cell office:value-type="float" office:value="74472" calcext:value-type="float">
            <text:p>74472</text:p>
          </table:table-cell>
          <table:table-cell office:value-type="string" calcext:value-type="string">
            <text:p>PISTOLET SPRężYNOWY</text:p>
          </table:table-cell>
          <table:table-cell table:formula="of:=[.E379]-[.D379]"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/>
        </table:table-row>
        <table:table-row table:style-name="ro1">
          <table:table-cell office:value-type="float" office:value="74473" calcext:value-type="float">
            <text:p>74473</text:p>
          </table:table-cell>
          <table:table-cell office:value-type="string" calcext:value-type="string">
            <text:p>PISTOLET SPRężYNOWY</text:p>
          </table:table-cell>
          <table:table-cell table:formula="of:=[.E380]-[.D380]"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office:value-type="float" office:value="74551" calcext:value-type="float">
            <text:p>74551</text:p>
          </table:table-cell>
          <table:table-cell office:value-type="string" calcext:value-type="string">
            <text:p>Broń karabin /60069/</text:p>
          </table:table-cell>
          <table:table-cell table:formula="of:=[.E381]-[.D381]"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float" office:value="75082" calcext:value-type="float">
            <text:p>75082</text:p>
          </table:table-cell>
          <table:table-cell office:value-type="string" calcext:value-type="string">
            <text:p>Wiewiórka z karuzelką </text:p>
          </table:table-cell>
          <table:table-cell table:formula="of:=[.E382]-[.D382]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75405" calcext:value-type="float">
            <text:p>75405</text:p>
          </table:table-cell>
          <table:table-cell office:value-type="string" calcext:value-type="string">
            <text:p>Buda doktor pies 147795</text:p>
          </table:table-cell>
          <table:table-cell table:formula="of:=[.E383]-[.D383]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75409" calcext:value-type="float">
            <text:p>75409</text:p>
          </table:table-cell>
          <table:table-cell office:value-type="string" calcext:value-type="string">
            <text:p>Pistolet na kulki M039-3 201260</text:p>
          </table:table-cell>
          <table:table-cell table:formula="of:=[.E384]-[.D384]"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/>
        </table:table-row>
        <table:table-row table:style-name="ro1">
          <table:table-cell office:value-type="float" office:value="75412" calcext:value-type="float">
            <text:p>75412</text:p>
          </table:table-cell>
          <table:table-cell office:value-type="string" calcext:value-type="string">
            <text:p>Plusz Pies Polska Muzyka 112061</text:p>
          </table:table-cell>
          <table:table-cell table:formula="of:=[.E385]-[.D385]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75417" calcext:value-type="float">
            <text:p>75417</text:p>
          </table:table-cell>
          <table:table-cell office:value-type="string" calcext:value-type="string">
            <text:p>Ptak na baterie HL519B 712924</text:p>
          </table:table-cell>
          <table:table-cell table:formula="of:=[.E386]-[.D386]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75458" calcext:value-type="float">
            <text:p>75458</text:p>
          </table:table-cell>
          <table:table-cell office:value-type="string" calcext:value-type="string">
            <text:p>Żelowy Pistolet M16-2</text:p>
          </table:table-cell>
          <table:table-cell table:formula="of:=[.E387]-[.D387]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YT1303</text:p>
          </table:table-cell>
          <table:table-cell office:value-type="string" calcext:value-type="string">
            <text:p>Diabły 6/50</text:p>
          </table:table-cell>
          <table:table-cell table:formula="of:=[.E388]-[.D388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</table:table>
      <table:named-expressions/>
      <table:database-ranges>
        <table:database-range table:name="__Anonymous_Sheet_DB__0" table:target-range-address="wynik.A1:wynik.F388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6-14T19:59:00.063967037</dc:date>
    <meta:editing-duration>PT2M50S</meta:editing-duration>
    <meta:editing-cycles>3</meta:editing-cycles>
    <meta:generator>LibreOffice/6.0.3.2$Linux_X86_64 LibreOffice_project/00m0$Build-2</meta:generator>
    <meta:document-statistic meta:table-count="1" meta:cell-count="1940" meta:object-count="0"/>
  </office:meta>
</office:document-meta>
</file>